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94529"/>
    </style:style>
    <style:style style:name="gr2" style:family="graphic" style:parent-style-name="standard">
      <style:graphic-properties draw:stroke="none" draw:fill="solid" draw:fill-color="#d9d9d9"/>
    </style:style>
    <style:style style:name="gr3" style:family="graphic" style:parent-style-name="standard">
      <style:graphic-properties draw:stroke="none" draw:fill="solid" draw:fill-color="#ddd9c4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262626"/>
    </style:style>
    <style:style style:name="P1" style:family="paragraph">
      <loext:graphic-properties draw:fill="solid" draw:fill-color="#494529"/>
    </style:style>
    <style:style style:name="P2" style:family="paragraph">
      <loext:graphic-properties draw:fill="solid" draw:fill-color="#d9d9d9"/>
    </style:style>
    <style:style style:name="P3" style:family="paragraph">
      <loext:graphic-properties draw:fill="solid" draw:fill-color="#ddd9c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262626"/>
    </style:style>
    <style:style style:name="T1" style:family="text">
      <style:text-properties fo:color="#000000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2" style:family="text">
      <style:text-properties fo:color="#000000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3" style:family="text">
      <style:text-properties fo:color="#ffffff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4" style:family="text">
      <style:text-properties fo:color="#ffffff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style:style style:name="T5" style:family="text">
      <style:text-properties fo:color="#262626" loext:opacity="100%" style:font-name="Calibri" fo:font-size="10.1000003814697pt" fo:font-weight="normal" style:font-name-asian="Calibri" style:font-size-asian="10.1000003814697pt" style:font-weight-asian="normal" style:font-name-complex="Calibri" style:font-size-complex="10.1000003814697pt" style:font-weight-complex="normal"/>
    </style:style>
    <style:style style:name="T6" style:family="text">
      <style:text-properties fo:color="#262626" loext:opacity="100%" style:font-name="Calibri" fo:font-size="10.1000003814697pt" fo:font-weight="bold" style:font-name-asian="Calibri" style:font-size-asian="10.1000003814697pt" style:font-weight-asian="bold" style:font-name-complex="Calibri" style:font-size-complex="1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859cm" svg:height="0.995cm" svg:x="0.524cm" svg:y="1.913cm" svg:viewBox="0 0 19860 996" draw:points="0,996 19860,996 19860,0 0,0">
          <text:p/>
        </draw:polygon>
        <draw:polygon draw:style-name="gr2" draw:text-style-name="P2" draw:layer="layout" svg:width="19.859cm" svg:height="0.759cm" svg:x="0.524cm" svg:y="2.903cm" svg:viewBox="0 0 19860 760" draw:points="0,760 19860,760 19860,0 0,0">
          <text:p/>
        </draw:polygon>
        <draw:polygon draw:style-name="gr1" draw:text-style-name="P1" draw:layer="layout" svg:width="19.859cm" svg:height="0.686cm" svg:x="0.524cm" svg:y="4.128cm" svg:viewBox="0 0 19860 687" draw:points="0,687 19860,687 19860,0 0,0">
          <text:p/>
        </draw:polygon>
        <draw:polygon draw:style-name="gr3" draw:text-style-name="P3" draw:layer="layout" svg:width="19.859cm" svg:height="0.64cm" svg:x="0.524cm" svg:y="4.809cm" svg:viewBox="0 0 19860 641" draw:points="0,641 19860,641 19860,0 0,0">
          <text:p/>
        </draw:polygon>
        <draw:polygon draw:style-name="gr1" draw:text-style-name="P1" draw:layer="layout" svg:width="19.859cm" svg:height="0.686cm" svg:x="0.524cm" svg:y="11.554cm" svg:viewBox="0 0 19860 687" draw:points="0,687 19860,687 19860,0 0,0">
          <text:p/>
        </draw:polygon>
        <draw:polygon draw:style-name="gr3" draw:text-style-name="P3" draw:layer="layout" svg:width="19.859cm" svg:height="0.639cm" svg:x="0.524cm" svg:y="12.236cm" svg:viewBox="0 0 19860 640" draw:points="0,640 19860,640 19860,0 0,0">
          <text:p/>
        </draw:polygon>
        <draw:polygon draw:style-name="gr1" draw:text-style-name="P1" draw:layer="layout" svg:width="19.859cm" svg:height="0.474cm" svg:x="0.524cm" svg:y="14.75cm" svg:viewBox="0 0 19860 475" draw:points="0,475 19860,475 19860,0 0,0">
          <text:p/>
        </draw:polygon>
        <draw:polygon draw:style-name="gr3" draw:text-style-name="P3" draw:layer="layout" svg:width="19.859cm" svg:height="0.475cm" svg:x="0.524cm" svg:y="15.22cm" svg:viewBox="0 0 19860 476" draw:points="0,476 19860,476 19860,0 0,0">
          <text:p/>
        </draw:polygon>
        <draw:polygon draw:style-name="gr1" draw:text-style-name="P1" draw:layer="layout" svg:width="19.859cm" svg:height="0.475cm" svg:x="0.524cm" svg:y="21.8cm" svg:viewBox="0 0 19860 476" draw:points="0,476 19860,476 19860,0 0,0">
          <text:p/>
        </draw:polygon>
        <draw:polygon draw:style-name="gr3" draw:text-style-name="P3" draw:layer="layout" svg:width="19.859cm" svg:height="0.474cm" svg:x="0.524cm" svg:y="22.27cm" svg:viewBox="0 0 19860 475" draw:points="0,475 19860,475 19860,0 0,0">
          <text:p/>
        </draw:polygon>
        <draw:polygon draw:style-name="gr1" draw:text-style-name="P1" draw:layer="layout" svg:width="19.859cm" svg:height="0.474cm" svg:x="0.524cm" svg:y="25.09cm" svg:viewBox="0 0 19860 475" draw:points="0,475 19860,475 19860,0 0,0">
          <text:p/>
        </draw:polygon>
        <draw:polygon draw:style-name="gr3" draw:text-style-name="P3" draw:layer="layout" svg:width="19.859cm" svg:height="0.474cm" svg:x="0.524cm" svg:y="25.56cm" svg:viewBox="0 0 19860 475" draw:points="0,475 19860,475 19860,0 0,0">
          <text:p/>
        </draw:polygon>
        <draw:frame draw:style-name="gr4" draw:text-style-name="P5" draw:layer="layout" svg:width="0.557cm" svg:height="0.357cm" svg:x="0.944cm" svg:y="4.97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4.97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4.97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4.97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5.534cm">
          <draw:text-box>
            <text:p text:style-name="P4"><text:span text:style-name="T2">PK</text:span></text:p>
          </draw:text-box>
        </draw:frame>
        <draw:frame draw:style-name="gr4" draw:text-style-name="P5" draw:layer="layout" svg:width="1.276cm" svg:height="0.357cm" svg:x="1.947cm" svg:y="5.534cm">
          <draw:text-box>
            <text:p text:style-name="P4"><text:span text:style-name="T1">client_id</text:span></text:p>
          </draw:text-box>
        </draw:frame>
        <draw:frame draw:style-name="gr4" draw:text-style-name="P5" draw:layer="layout" svg:width="0.493cm" svg:height="0.357cm" svg:x="6.843cm" svg:y="5.534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5.534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5.534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619cm" svg:height="0.357cm" svg:x="1.947cm" svg:y="6.004cm">
          <draw:text-box>
            <text:p text:style-name="P4"><text:span text:style-name="T1">last_name </text:span></text:p>
          </draw:text-box>
        </draw:frame>
        <draw:frame draw:style-name="gr4" draw:text-style-name="P5" draw:layer="layout" svg:width="2.305cm" svg:height="0.357cm" svg:x="6.843cm" svg:y="6.004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6.004cm">
          <draw:text-box>
            <text:p text:style-name="P4"><text:span text:style-name="T2">Y</text:span></text:p>
          </draw:text-box>
        </draw:frame>
        <draw:frame draw:style-name="gr4" draw:text-style-name="P5" draw:layer="layout" svg:width="1.602cm" svg:height="0.357cm" svg:x="1.947cm" svg:y="6.473cm">
          <draw:text-box>
            <text:p text:style-name="P4"><text:span text:style-name="T1">first_name</text:span></text:p>
          </draw:text-box>
        </draw:frame>
        <draw:frame draw:style-name="gr4" draw:text-style-name="P5" draw:layer="layout" svg:width="2.305cm" svg:height="0.357cm" svg:x="6.843cm" svg:y="6.47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6.473cm">
          <draw:text-box>
            <text:p text:style-name="P4"><text:span text:style-name="T2">Y</text:span></text:p>
          </draw:text-box>
        </draw:frame>
        <draw:frame draw:style-name="gr4" draw:text-style-name="P5" draw:layer="layout" svg:width="2.034cm" svg:height="0.357cm" svg:x="1.947cm" svg:y="6.943cm">
          <draw:text-box>
            <text:p text:style-name="P4"><text:span text:style-name="T1">middle_name</text:span></text:p>
          </draw:text-box>
        </draw:frame>
        <draw:frame draw:style-name="gr4" draw:text-style-name="P5" draw:layer="layout" svg:width="2.305cm" svg:height="0.357cm" svg:x="6.843cm" svg:y="6.94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2.047cm" svg:height="0.357cm" svg:x="1.947cm" svg:y="7.413cm">
          <draw:text-box>
            <text:p text:style-name="P4"><text:span text:style-name="T1">date_of_birth</text:span></text:p>
          </draw:text-box>
        </draw:frame>
        <draw:frame draw:style-name="gr4" draw:text-style-name="P5" draw:layer="layout" svg:width="0.777cm" svg:height="0.357cm" svg:x="6.843cm" svg:y="7.413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7.413cm">
          <draw:text-box>
            <text:p text:style-name="P4"><text:span text:style-name="T2">Y</text:span></text:p>
          </draw:text-box>
        </draw:frame>
        <draw:frame draw:style-name="gr4" draw:text-style-name="P5" draw:layer="layout" svg:width="1.035cm" svg:height="0.357cm" svg:x="1.947cm" svg:y="7.883cm">
          <draw:text-box>
            <text:p text:style-name="P4"><text:span text:style-name="T1">gender</text:span></text:p>
          </draw:text-box>
        </draw:frame>
        <draw:frame draw:style-name="gr4" draw:text-style-name="P5" draw:layer="layout" svg:width="2.305cm" svg:height="0.357cm" svg:x="6.843cm" svg:y="7.883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7.883cm">
          <draw:text-box>
            <text:p text:style-name="P4"><text:span text:style-name="T2">Y</text:span></text:p>
          </draw:text-box>
        </draw:frame>
        <draw:frame draw:style-name="gr4" draw:text-style-name="P5" draw:layer="layout" svg:width="4.836cm" svg:height="0.357cm" svg:x="13.85cm" svg:y="7.879cm">
          <draw:text-box>
            <text:p text:style-name="P4"><text:span text:style-name="T2">Проверка (Only Accept 'F' or 'M')</text:span></text:p>
          </draw:text-box>
        </draw:frame>
        <draw:frame draw:style-name="gr4" draw:text-style-name="P5" draw:layer="layout" svg:width="0.942cm" svg:height="0.357cm" svg:x="1.947cm" svg:y="8.353cm">
          <draw:text-box>
            <text:p text:style-name="P4"><text:span text:style-name="T1">phone</text:span></text:p>
          </draw:text-box>
        </draw:frame>
        <draw:frame draw:style-name="gr4" draw:text-style-name="P5" draw:layer="layout" svg:width="2.305cm" svg:height="0.357cm" svg:x="6.843cm" svg:y="8.353cm">
          <draw:text-box>
            <text:p text:style-name="P4"><text:span text:style-name="T2">NVARCHAR (20)</text:span></text:p>
          </draw:text-box>
        </draw:frame>
        <draw:frame draw:style-name="gr4" draw:text-style-name="P5" draw:layer="layout" svg:width="0.355cm" svg:height="0.357cm" svg:x="12.707cm" svg:y="8.353cm">
          <draw:text-box>
            <text:p text:style-name="P4"><text:span text:style-name="T2">Y</text:span></text:p>
          </draw:text-box>
        </draw:frame>
        <draw:frame draw:style-name="gr4" draw:text-style-name="P5" draw:layer="layout" svg:width="0.819cm" svg:height="0.357cm" svg:x="1.947cm" svg:y="8.823cm">
          <draw:text-box>
            <text:p text:style-name="P4"><text:span text:style-name="T1">email</text:span></text:p>
          </draw:text-box>
        </draw:frame>
        <draw:frame draw:style-name="gr4" draw:text-style-name="P5" draw:layer="layout" svg:width="2.487cm" svg:height="0.357cm" svg:x="6.843cm" svg:y="8.823cm">
          <draw:text-box>
            <text:p text:style-name="P4"><text:span text:style-name="T2">NVARCHAR (100)</text:span></text:p>
          </draw:text-box>
        </draw:frame>
        <draw:frame draw:style-name="gr4" draw:text-style-name="P5" draw:layer="layout" svg:width="0.355cm" svg:height="0.357cm" svg:x="12.707cm" svg:y="8.823cm">
          <draw:text-box>
            <text:p text:style-name="P4"><text:span text:style-name="T2">Y</text:span></text:p>
          </draw:text-box>
        </draw:frame>
        <draw:frame draw:style-name="gr4" draw:text-style-name="P5" draw:layer="layout" svg:width="0.887cm" svg:height="0.357cm" svg:x="1.947cm" svg:y="9.294cm">
          <draw:text-box>
            <text:p text:style-name="P4"><text:span text:style-name="T1">photo</text:span></text:p>
          </draw:text-box>
        </draw:frame>
        <draw:frame draw:style-name="gr4" draw:text-style-name="P5" draw:layer="layout" svg:width="2.225cm" svg:height="0.357cm" svg:x="6.843cm" svg:y="9.294cm">
          <draw:text-box>
            <text:p text:style-name="P4"><text:span text:style-name="T2">NVARCHAR(50)</text:span></text:p>
          </draw:text-box>
        </draw:frame>
        <draw:frame draw:style-name="gr4" draw:text-style-name="P5" draw:layer="layout" svg:width="3.126cm" svg:height="0.357cm" svg:x="1.947cm" svg:y="9.764cm">
          <draw:text-box>
            <text:p text:style-name="P4"><text:span text:style-name="T1">date_of_registration </text:span></text:p>
          </draw:text-box>
        </draw:frame>
        <draw:frame draw:style-name="gr4" draw:text-style-name="P5" draw:layer="layout" svg:width="0.777cm" svg:height="0.357cm" svg:x="6.843cm" svg:y="9.764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9.764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10.234cm">
          <draw:text-box>
            <text:p text:style-name="P4"><text:span text:style-name="T2">FK</text:span></text:p>
          </draw:text-box>
        </draw:frame>
        <draw:frame draw:style-name="gr4" draw:text-style-name="P5" draw:layer="layout" svg:width="2.114cm" svg:height="0.357cm" svg:x="1.947cm" svg:y="10.234cm">
          <draw:text-box>
            <text:p text:style-name="P4"><text:span text:style-name="T1">client_type_id</text:span></text:p>
          </draw:text-box>
        </draw:frame>
        <draw:frame draw:style-name="gr4" draw:text-style-name="P5" draw:layer="layout" svg:width="0.493cm" svg:height="0.357cm" svg:x="6.843cm" svg:y="10.234cm">
          <draw:text-box>
            <text:p text:style-name="P4"><text:span text:style-name="T2">INT</text:span></text:p>
          </draw:text-box>
        </draw:frame>
        <draw:frame draw:style-name="gr4" draw:text-style-name="P5" draw:layer="layout" svg:width="4.299cm" svg:height="0.357cm" svg:x="13.85cm" svg:y="10.234cm">
          <draw:text-box>
            <text:p text:style-name="P4"><text:span text:style-name="T2">Внешний ключ на ClientType</text:span></text:p>
          </draw:text-box>
        </draw:frame>
        <draw:frame draw:style-name="gr4" draw:text-style-name="P5" draw:layer="layout" svg:width="0.557cm" svg:height="0.357cm" svg:x="0.944cm" svg:y="12.405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2.405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2.405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2.405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2.96cm">
          <draw:text-box>
            <text:p text:style-name="P4"><text:span text:style-name="T2">PK</text:span></text:p>
          </draw:text-box>
        </draw:frame>
        <draw:frame draw:style-name="gr4" draw:text-style-name="P5" draw:layer="layout" svg:width="2.114cm" svg:height="0.357cm" svg:x="1.947cm" svg:y="12.96cm">
          <draw:text-box>
            <text:p text:style-name="P4"><text:span text:style-name="T1">client_type_id</text:span></text:p>
          </draw:text-box>
        </draw:frame>
        <draw:frame draw:style-name="gr4" draw:text-style-name="P5" draw:layer="layout" svg:width="0.493cm" svg:height="0.357cm" svg:x="6.843cm" svg:y="12.9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2.96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2.96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665cm" svg:height="0.357cm" svg:x="1.947cm" svg:y="13.43cm">
          <draw:text-box>
            <text:p text:style-name="P4"><text:span text:style-name="T1">client_type_name</text:span></text:p>
          </draw:text-box>
        </draw:frame>
        <draw:frame draw:style-name="gr4" draw:text-style-name="P5" draw:layer="layout" svg:width="2.305cm" svg:height="0.357cm" svg:x="6.843cm" svg:y="13.4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3.43cm">
          <draw:text-box>
            <text:p text:style-name="P4"><text:span text:style-name="T2">Y</text:span></text:p>
          </draw:text-box>
        </draw:frame>
        <draw:frame draw:style-name="gr4" draw:text-style-name="P5" draw:layer="layout" svg:width="0.747cm" svg:height="0.357cm" svg:x="1.947cm" svg:y="13.9cm">
          <draw:text-box>
            <text:p text:style-name="P4"><text:span text:style-name="T1">color</text:span></text:p>
          </draw:text-box>
        </draw:frame>
        <draw:frame draw:style-name="gr4" draw:text-style-name="P5" draw:layer="layout" svg:width="2.305cm" svg:height="0.357cm" svg:x="6.843cm" svg:y="13.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3.9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5.31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5.31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5.31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5.31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5.78cm">
          <draw:text-box>
            <text:p text:style-name="P4"><text:span text:style-name="T2">PK</text:span></text:p>
          </draw:text-box>
        </draw:frame>
        <draw:frame draw:style-name="gr4" draw:text-style-name="P5" draw:layer="layout" svg:width="1.518cm" svg:height="0.357cm" svg:x="1.947cm" svg:y="15.78cm">
          <draw:text-box>
            <text:p text:style-name="P4"><text:span text:style-name="T1">worker_id</text:span></text:p>
          </draw:text-box>
        </draw:frame>
        <draw:frame draw:style-name="gr4" draw:text-style-name="P5" draw:layer="layout" svg:width="0.493cm" svg:height="0.357cm" svg:x="6.843cm" svg:y="15.7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5.7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5.7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619cm" svg:height="0.357cm" svg:x="1.947cm" svg:y="16.25cm">
          <draw:text-box>
            <text:p text:style-name="P4"><text:span text:style-name="T1">last_name </text:span></text:p>
          </draw:text-box>
        </draw:frame>
        <draw:frame draw:style-name="gr4" draw:text-style-name="P5" draw:layer="layout" svg:width="2.305cm" svg:height="0.357cm" svg:x="6.843cm" svg:y="16.25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6.25cm">
          <draw:text-box>
            <text:p text:style-name="P4"><text:span text:style-name="T2">Y</text:span></text:p>
          </draw:text-box>
        </draw:frame>
        <draw:frame draw:style-name="gr4" draw:text-style-name="P5" draw:layer="layout" svg:width="1.602cm" svg:height="0.357cm" svg:x="1.947cm" svg:y="16.72cm">
          <draw:text-box>
            <text:p text:style-name="P4"><text:span text:style-name="T1">first_name</text:span></text:p>
          </draw:text-box>
        </draw:frame>
        <draw:frame draw:style-name="gr4" draw:text-style-name="P5" draw:layer="layout" svg:width="2.305cm" svg:height="0.357cm" svg:x="6.843cm" svg:y="16.72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16.72cm">
          <draw:text-box>
            <text:p text:style-name="P4"><text:span text:style-name="T2">Y</text:span></text:p>
          </draw:text-box>
        </draw:frame>
        <draw:frame draw:style-name="gr4" draw:text-style-name="P5" draw:layer="layout" svg:width="2.034cm" svg:height="0.357cm" svg:x="1.947cm" svg:y="17.19cm">
          <draw:text-box>
            <text:p text:style-name="P4"><text:span text:style-name="T1">middle_name</text:span></text:p>
          </draw:text-box>
        </draw:frame>
        <draw:frame draw:style-name="gr4" draw:text-style-name="P5" draw:layer="layout" svg:width="2.305cm" svg:height="0.357cm" svg:x="6.843cm" svg:y="17.19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2.047cm" svg:height="0.357cm" svg:x="1.947cm" svg:y="17.66cm">
          <draw:text-box>
            <text:p text:style-name="P4"><text:span text:style-name="T1">date_of_birth</text:span></text:p>
          </draw:text-box>
        </draw:frame>
        <draw:frame draw:style-name="gr4" draw:text-style-name="P5" draw:layer="layout" svg:width="0.777cm" svg:height="0.357cm" svg:x="6.843cm" svg:y="17.66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17.66cm">
          <draw:text-box>
            <text:p text:style-name="P4"><text:span text:style-name="T2">Y</text:span></text:p>
          </draw:text-box>
        </draw:frame>
        <draw:frame draw:style-name="gr4" draw:text-style-name="P5" draw:layer="layout" svg:width="1.035cm" svg:height="0.357cm" svg:x="1.947cm" svg:y="18.13cm">
          <draw:text-box>
            <text:p text:style-name="P4"><text:span text:style-name="T1">gender</text:span></text:p>
          </draw:text-box>
        </draw:frame>
        <draw:frame draw:style-name="gr4" draw:text-style-name="P5" draw:layer="layout" svg:width="2.305cm" svg:height="0.357cm" svg:x="6.843cm" svg:y="18.13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8.13cm">
          <draw:text-box>
            <text:p text:style-name="P4"><text:span text:style-name="T2">Y</text:span></text:p>
          </draw:text-box>
        </draw:frame>
        <draw:frame draw:style-name="gr4" draw:text-style-name="P5" draw:layer="layout" svg:width="4.836cm" svg:height="0.357cm" svg:x="13.85cm" svg:y="18.125cm">
          <draw:text-box>
            <text:p text:style-name="P4"><text:span text:style-name="T2">Проверка (Only Accept 'F' or 'M')</text:span></text:p>
          </draw:text-box>
        </draw:frame>
        <draw:frame draw:style-name="gr4" draw:text-style-name="P5" draw:layer="layout" svg:width="2.322cm" svg:height="0.357cm" svg:x="1.947cm" svg:y="18.6cm">
          <draw:text-box>
            <text:p text:style-name="P4"><text:span text:style-name="T1">passport_series</text:span></text:p>
          </draw:text-box>
        </draw:frame>
        <draw:frame draw:style-name="gr4" draw:text-style-name="P5" draw:layer="layout" svg:width="2.305cm" svg:height="0.357cm" svg:x="6.843cm" svg:y="18.6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8.6cm">
          <draw:text-box>
            <text:p text:style-name="P4"><text:span text:style-name="T2">Y</text:span></text:p>
          </draw:text-box>
        </draw:frame>
        <draw:frame draw:style-name="gr4" draw:text-style-name="P5" draw:layer="layout" svg:width="1.886cm" svg:height="0.357cm" svg:x="1.947cm" svg:y="19.069cm">
          <draw:text-box>
            <text:p text:style-name="P4"><text:span text:style-name="T1">passsport_id</text:span></text:p>
          </draw:text-box>
        </draw:frame>
        <draw:frame draw:style-name="gr4" draw:text-style-name="P5" draw:layer="layout" svg:width="2.305cm" svg:height="0.357cm" svg:x="6.843cm" svg:y="19.06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9.069cm">
          <draw:text-box>
            <text:p text:style-name="P4"><text:span text:style-name="T2">Y</text:span></text:p>
          </draw:text-box>
        </draw:frame>
        <draw:frame draw:style-name="gr4" draw:text-style-name="P5" draw:layer="layout" svg:width="2.169cm" svg:height="0.357cm" svg:x="1.947cm" svg:y="19.539cm">
          <draw:text-box>
            <text:p text:style-name="P4"><text:span text:style-name="T1">passport_code</text:span></text:p>
          </draw:text-box>
        </draw:frame>
        <draw:frame draw:style-name="gr4" draw:text-style-name="P5" draw:layer="layout" svg:width="2.305cm" svg:height="0.357cm" svg:x="6.843cm" svg:y="19.539cm">
          <draw:text-box>
            <text:p text:style-name="P4"><text:span text:style-name="T2">NVARCHAR (10)</text:span></text:p>
          </draw:text-box>
        </draw:frame>
        <draw:frame draw:style-name="gr4" draw:text-style-name="P5" draw:layer="layout" svg:width="0.355cm" svg:height="0.357cm" svg:x="12.707cm" svg:y="19.539cm">
          <draw:text-box>
            <text:p text:style-name="P4"><text:span text:style-name="T2">Y</text:span></text:p>
          </draw:text-box>
        </draw:frame>
        <draw:frame draw:style-name="gr4" draw:text-style-name="P5" draw:layer="layout" svg:width="1.289cm" svg:height="0.357cm" svg:x="1.947cm" svg:y="20.009cm">
          <draw:text-box>
            <text:p text:style-name="P4"><text:span text:style-name="T1">is_active</text:span></text:p>
          </draw:text-box>
        </draw:frame>
        <draw:frame draw:style-name="gr4" draw:text-style-name="P5" draw:layer="layout" svg:width="0.459cm" svg:height="0.357cm" svg:x="6.843cm" svg:y="20.009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20.009cm">
          <draw:text-box>
            <text:p text:style-name="P4"><text:span text:style-name="T2">Y</text:span></text:p>
          </draw:text-box>
        </draw:frame>
        <draw:frame draw:style-name="gr4" draw:text-style-name="P5" draw:layer="layout" svg:width="1.441cm" svg:height="0.357cm" svg:x="1.947cm" svg:y="20.479cm">
          <draw:text-box>
            <text:p text:style-name="P4"><text:span text:style-name="T1">pay_coeff</text:span></text:p>
          </draw:text-box>
        </draw:frame>
        <draw:frame draw:style-name="gr4" draw:text-style-name="P5" draw:layer="layout" svg:width="0.933cm" svg:height="0.357cm" svg:x="6.843cm" svg:y="20.47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0.479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20.949cm">
          <draw:text-box>
            <text:p text:style-name="P4"><text:span text:style-name="T2">FK</text:span></text:p>
          </draw:text-box>
        </draw:frame>
        <draw:frame draw:style-name="gr4" draw:text-style-name="P5" draw:layer="layout" svg:width="1.852cm" svg:height="0.357cm" svg:x="1.947cm" svg:y="20.949cm">
          <draw:text-box>
            <text:p text:style-name="P4"><text:span text:style-name="T1">speciality_id</text:span></text:p>
          </draw:text-box>
        </draw:frame>
        <draw:frame draw:style-name="gr4" draw:text-style-name="P5" draw:layer="layout" svg:width="0.493cm" svg:height="0.357cm" svg:x="6.843cm" svg:y="20.94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949cm">
          <draw:text-box>
            <text:p text:style-name="P4"><text:span text:style-name="T2">Y</text:span></text:p>
          </draw:text-box>
        </draw:frame>
        <draw:frame draw:style-name="gr4" draw:text-style-name="P5" draw:layer="layout" svg:width="4.138cm" svg:height="0.357cm" svg:x="13.85cm" svg:y="20.949cm">
          <draw:text-box>
            <text:p text:style-name="P4"><text:span text:style-name="T2">Внешний ключ на Speciality</text:span></text:p>
          </draw:text-box>
        </draw:frame>
        <draw:frame draw:style-name="gr4" draw:text-style-name="P5" draw:layer="layout" svg:width="0.557cm" svg:height="0.357cm" svg:x="0.944cm" svg:y="22.36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2.36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2.36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2.36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2.83cm">
          <draw:text-box>
            <text:p text:style-name="P4"><text:span text:style-name="T2">PK</text:span></text:p>
          </draw:text-box>
        </draw:frame>
        <draw:frame draw:style-name="gr4" draw:text-style-name="P5" draw:layer="layout" svg:width="1.852cm" svg:height="0.357cm" svg:x="1.947cm" svg:y="22.83cm">
          <draw:text-box>
            <text:p text:style-name="P4"><text:span text:style-name="T1">speciality_id</text:span></text:p>
          </draw:text-box>
        </draw:frame>
        <draw:frame draw:style-name="gr4" draw:text-style-name="P5" draw:layer="layout" svg:width="0.493cm" svg:height="0.357cm" svg:x="6.843cm" svg:y="22.8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2.83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2.83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402cm" svg:height="0.357cm" svg:x="1.947cm" svg:y="23.3cm">
          <draw:text-box>
            <text:p text:style-name="P4"><text:span text:style-name="T1">speciality_name</text:span></text:p>
          </draw:text-box>
        </draw:frame>
        <draw:frame draw:style-name="gr4" draw:text-style-name="P5" draw:layer="layout" svg:width="2.305cm" svg:height="0.357cm" svg:x="6.843cm" svg:y="23.3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3.3cm">
          <draw:text-box>
            <text:p text:style-name="P4"><text:span text:style-name="T2">Y</text:span></text:p>
          </draw:text-box>
        </draw:frame>
        <draw:frame draw:style-name="gr4" draw:text-style-name="P5" draw:layer="layout" svg:width="2.106cm" svg:height="0.357cm" svg:x="1.947cm" svg:y="23.769cm">
          <draw:text-box>
            <text:p text:style-name="P4"><text:span text:style-name="T1">speciality_pay</text:span></text:p>
          </draw:text-box>
        </draw:frame>
        <draw:frame draw:style-name="gr4" draw:text-style-name="P5" draw:layer="layout" svg:width="0.933cm" svg:height="0.357cm" svg:x="6.843cm" svg:y="23.76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3.769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25.64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5.64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5.64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5.64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6.119cm">
          <draw:text-box>
            <text:p text:style-name="P4"><text:span text:style-name="T2">PK</text:span></text:p>
          </draw:text-box>
        </draw:frame>
        <draw:frame draw:style-name="gr4" draw:text-style-name="P5" draw:layer="layout" svg:width="1.2cm" svg:height="0.357cm" svg:x="1.947cm" svg:y="26.119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26.11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119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6.119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831cm" svg:height="0.357cm" svg:x="1.947cm" svg:y="26.589cm">
          <draw:text-box>
            <text:p text:style-name="P4"><text:span text:style-name="T1">good_name </text:span></text:p>
          </draw:text-box>
        </draw:frame>
        <draw:frame draw:style-name="gr4" draw:text-style-name="P5" draw:layer="layout" svg:width="2.487cm" svg:height="0.357cm" svg:x="6.843cm" svg:y="26.589cm">
          <draw:text-box>
            <text:p text:style-name="P4"><text:span text:style-name="T2">NVARCHAR (200)</text:span></text:p>
          </draw:text-box>
        </draw:frame>
        <draw:frame draw:style-name="gr4" draw:text-style-name="P5" draw:layer="layout" svg:width="0.355cm" svg:height="0.357cm" svg:x="12.707cm" svg:y="26.589cm">
          <draw:text-box>
            <text:p text:style-name="P4"><text:span text:style-name="T2">Y</text:span></text:p>
          </draw:text-box>
        </draw:frame>
        <draw:frame draw:style-name="gr4" draw:text-style-name="P5" draw:layer="layout" svg:width="1.805cm" svg:height="0.357cm" svg:x="1.947cm" svg:y="27.059cm">
          <draw:text-box>
            <text:p text:style-name="P4"><text:span text:style-name="T1">main_photo</text:span></text:p>
          </draw:text-box>
        </draw:frame>
        <draw:frame draw:style-name="gr4" draw:text-style-name="P5" draw:layer="layout" svg:width="2.305cm" svg:height="0.357cm" svg:x="6.843cm" svg:y="27.059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7.059cm">
          <draw:text-box>
            <text:p text:style-name="P4"><text:span text:style-name="T2">Y</text:span></text:p>
          </draw:text-box>
        </draw:frame>
        <draw:frame draw:style-name="gr5" draw:text-style-name="P6" draw:layer="layout" svg:width="3.232cm" svg:height="0.458cm" svg:x="8.854cm" svg:y="2.206cm">
          <draw:text-box>
            <text:p text:style-name="P4"><text:span text:style-name="T3">Словарь Данных</text:span></text:p>
          </draw:text-box>
        </draw:frame>
        <draw:frame draw:style-name="gr4" draw:text-style-name="P5" draw:layer="layout" svg:width="2.174cm" svg:height="0.357cm" svg:x="0.855cm" svg:y="4.306cm">
          <draw:text-box>
            <text:p text:style-name="P4"><text:span text:style-name="T4">Client(Клиент)</text:span></text:p>
          </draw:text-box>
        </draw:frame>
        <draw:frame draw:style-name="gr4" draw:text-style-name="P5" draw:layer="layout" svg:width="2.474cm" svg:height="0.357cm" svg:x="0.855cm" svg:y="11.732cm">
          <draw:text-box>
            <text:p text:style-name="P4"><text:span text:style-name="T4">ClientType(Теги)</text:span></text:p>
          </draw:text-box>
        </draw:frame>
        <draw:frame draw:style-name="gr4" draw:text-style-name="P5" draw:layer="layout" svg:width="3.19cm" svg:height="0.357cm" svg:x="0.855cm" svg:y="14.823cm">
          <draw:text-box>
            <text:p text:style-name="P4"><text:span text:style-name="T4">Worker(Сотрудники)</text:span></text:p>
          </draw:text-box>
        </draw:frame>
        <draw:frame draw:style-name="gr4" draw:text-style-name="P5" draw:layer="layout" svg:width="5.141cm" svg:height="0.357cm" svg:x="0.855cm" svg:y="21.873cm">
          <draw:text-box>
            <text:p text:style-name="P4"><text:span text:style-name="T4">Speciality(Категории работников)</text:span></text:p>
          </draw:text-box>
        </draw:frame>
        <draw:polygon draw:style-name="gr6" draw:text-style-name="P7" draw:layer="layout" svg:width="0.029cm" svg:height="6.516cm" svg:x="0.512cm" svg:y="4.115cm" svg:viewBox="0 0 30 6517" draw:points="0,6517 30,6517 30,0 0,0">
          <text:p/>
        </draw:polygon>
        <draw:polygon draw:style-name="gr6" draw:text-style-name="P7" draw:layer="layout" svg:width="0.03cm" svg:height="6.486cm" svg:x="20.366cm" svg:y="4.145cm" svg:viewBox="0 0 31 6487" draw:points="0,6487 31,6487 31,0 0,0">
          <text:p/>
        </draw:polygon>
        <draw:polygon draw:style-name="gr6" draw:text-style-name="P7" draw:layer="layout" svg:width="0.029cm" svg:height="5.804cm" svg:x="1.871cm" svg:y="4.827cm" svg:viewBox="0 0 30 5805" draw:points="0,5805 30,5805 30,0 0,0">
          <text:p/>
        </draw:polygon>
        <draw:polygon draw:style-name="gr6" draw:text-style-name="P7" draw:layer="layout" svg:width="0.031cm" svg:height="5.804cm" svg:x="6.765cm" svg:y="4.827cm" svg:viewBox="0 0 32 5805" draw:points="0,5805 32,5805 32,0 0,0">
          <text:p/>
        </draw:polygon>
        <draw:polygon draw:style-name="gr6" draw:text-style-name="P7" draw:layer="layout" svg:width="0.03cm" svg:height="5.804cm" svg:x="11.758cm" svg:y="4.827cm" svg:viewBox="0 0 31 5805" draw:points="0,5805 31,5805 31,0 0,0">
          <text:p/>
        </draw:polygon>
        <draw:polygon draw:style-name="gr6" draw:text-style-name="P7" draw:layer="layout" svg:width="0.03cm" svg:height="5.804cm" svg:x="13.773cm" svg:y="4.827cm" svg:viewBox="0 0 31 5805" draw:points="0,5805 31,5805 31,0 0,0">
          <text:p/>
        </draw:polygon>
        <draw:polygon draw:style-name="gr6" draw:text-style-name="P7" draw:layer="layout" svg:width="0.029cm" svg:height="2.756cm" svg:x="0.512cm" svg:y="11.541cm" svg:viewBox="0 0 30 2757" draw:points="0,2757 30,2757 30,0 0,0">
          <text:p/>
        </draw:polygon>
        <draw:polygon draw:style-name="gr6" draw:text-style-name="P7" draw:layer="layout" svg:width="0.03cm" svg:height="2.726cm" svg:x="20.366cm" svg:y="11.571cm" svg:viewBox="0 0 31 2727" draw:points="0,2727 31,2727 31,0 0,0">
          <text:p/>
        </draw:polygon>
        <draw:polygon draw:style-name="gr6" draw:text-style-name="P7" draw:layer="layout" svg:width="0.029cm" svg:height="2.044cm" svg:x="1.871cm" svg:y="12.253cm" svg:viewBox="0 0 30 2045" draw:points="0,2045 30,2045 30,0 0,0">
          <text:p/>
        </draw:polygon>
        <draw:polygon draw:style-name="gr6" draw:text-style-name="P7" draw:layer="layout" svg:width="0.031cm" svg:height="2.044cm" svg:x="6.765cm" svg:y="12.253cm" svg:viewBox="0 0 32 2045" draw:points="0,2045 32,2045 32,0 0,0">
          <text:p/>
        </draw:polygon>
        <draw:polygon draw:style-name="gr6" draw:text-style-name="P7" draw:layer="layout" svg:width="0.03cm" svg:height="2.044cm" svg:x="11.758cm" svg:y="12.253cm" svg:viewBox="0 0 31 2045" draw:points="0,2045 31,2045 31,0 0,0">
          <text:p/>
        </draw:polygon>
        <draw:polygon draw:style-name="gr6" draw:text-style-name="P7" draw:layer="layout" svg:width="0.03cm" svg:height="2.044cm" svg:x="13.773cm" svg:y="12.253cm" svg:viewBox="0 0 31 2045" draw:points="0,2045 31,2045 31,0 0,0">
          <text:p/>
        </draw:polygon>
        <draw:polygon draw:style-name="gr6" draw:text-style-name="P7" draw:layer="layout" svg:width="0.029cm" svg:height="6.609cm" svg:x="0.512cm" svg:y="14.737cm" svg:viewBox="0 0 30 6610" draw:points="0,6610 30,6610 30,0 0,0">
          <text:p/>
        </draw:polygon>
        <draw:polygon draw:style-name="gr6" draw:text-style-name="P7" draw:layer="layout" svg:width="0.03cm" svg:height="6.579cm" svg:x="20.366cm" svg:y="14.767cm" svg:viewBox="0 0 31 6580" draw:points="0,6580 31,6580 31,0 0,0">
          <text:p/>
        </draw:polygon>
        <draw:polygon draw:style-name="gr6" draw:text-style-name="P7" draw:layer="layout" svg:width="0.029cm" svg:height="6.109cm" svg:x="1.871cm" svg:y="15.237cm" svg:viewBox="0 0 30 6110" draw:points="0,6110 30,6110 30,0 0,0">
          <text:p/>
        </draw:polygon>
        <draw:polygon draw:style-name="gr6" draw:text-style-name="P7" draw:layer="layout" svg:width="0.031cm" svg:height="6.109cm" svg:x="6.765cm" svg:y="15.237cm" svg:viewBox="0 0 32 6110" draw:points="0,6110 32,6110 32,0 0,0">
          <text:p/>
        </draw:polygon>
        <draw:polygon draw:style-name="gr6" draw:text-style-name="P7" draw:layer="layout" svg:width="0.03cm" svg:height="6.109cm" svg:x="11.758cm" svg:y="15.237cm" svg:viewBox="0 0 31 6110" draw:points="0,6110 31,6110 31,0 0,0">
          <text:p/>
        </draw:polygon>
        <draw:polygon draw:style-name="gr6" draw:text-style-name="P7" draw:layer="layout" svg:width="0.03cm" svg:height="6.109cm" svg:x="13.773cm" svg:y="15.237cm" svg:viewBox="0 0 31 6110" draw:points="0,6110 31,6110 31,0 0,0">
          <text:p/>
        </draw:polygon>
        <draw:polygon draw:style-name="gr6" draw:text-style-name="P7" draw:layer="layout" svg:width="0.029cm" svg:height="2.38cm" svg:x="0.512cm" svg:y="21.787cm" svg:viewBox="0 0 30 2381" draw:points="0,2381 30,2381 30,0 0,0">
          <text:p/>
        </draw:polygon>
        <draw:polygon draw:style-name="gr6" draw:text-style-name="P7" draw:layer="layout" svg:width="0.03cm" svg:height="2.35cm" svg:x="20.366cm" svg:y="21.817cm" svg:viewBox="0 0 31 2351" draw:points="0,2351 31,2351 31,0 0,0">
          <text:p/>
        </draw:polygon>
        <draw:polygon draw:style-name="gr6" draw:text-style-name="P7" draw:layer="layout" svg:width="0.029cm" svg:height="1.88cm" svg:x="1.871cm" svg:y="22.287cm" svg:viewBox="0 0 30 1881" draw:points="0,1881 30,1881 30,0 0,0">
          <text:p/>
        </draw:polygon>
        <draw:polygon draw:style-name="gr6" draw:text-style-name="P7" draw:layer="layout" svg:width="0.031cm" svg:height="1.88cm" svg:x="6.765cm" svg:y="22.287cm" svg:viewBox="0 0 32 1881" draw:points="0,1881 32,1881 32,0 0,0">
          <text:p/>
        </draw:polygon>
        <draw:polygon draw:style-name="gr6" draw:text-style-name="P7" draw:layer="layout" svg:width="0.03cm" svg:height="1.88cm" svg:x="11.758cm" svg:y="22.287cm" svg:viewBox="0 0 31 1881" draw:points="0,1881 31,1881 31,0 0,0">
          <text:p/>
        </draw:polygon>
        <draw:polygon draw:style-name="gr6" draw:text-style-name="P7" draw:layer="layout" svg:width="0.03cm" svg:height="1.88cm" svg:x="13.773cm" svg:y="22.287cm" svg:viewBox="0 0 31 1881" draw:points="0,1881 31,1881 31,0 0,0">
          <text:p/>
        </draw:polygon>
        <draw:polygon draw:style-name="gr6" draw:text-style-name="P7" draw:layer="layout" svg:width="0.029cm" svg:height="2.379cm" svg:x="0.512cm" svg:y="25.077cm" svg:viewBox="0 0 30 2380" draw:points="0,2380 30,2380 30,0 0,0">
          <text:p/>
        </draw:polygon>
        <draw:polygon draw:style-name="gr6" draw:text-style-name="P7" draw:layer="layout" svg:width="0.03cm" svg:height="2.349cm" svg:x="20.366cm" svg:y="25.107cm" svg:viewBox="0 0 31 2350" draw:points="0,2350 31,2350 31,0 0,0">
          <text:p/>
        </draw:polygon>
        <draw:polygon draw:style-name="gr6" draw:text-style-name="P7" draw:layer="layout" svg:width="0.029cm" svg:height="1.88cm" svg:x="1.871cm" svg:y="25.576cm" svg:viewBox="0 0 30 1881" draw:points="0,1881 30,1881 30,0 0,0">
          <text:p/>
        </draw:polygon>
        <draw:polygon draw:style-name="gr6" draw:text-style-name="P7" draw:layer="layout" svg:width="0.031cm" svg:height="1.88cm" svg:x="6.765cm" svg:y="25.576cm" svg:viewBox="0 0 32 1881" draw:points="0,1881 32,1881 32,0 0,0">
          <text:p/>
        </draw:polygon>
        <draw:polygon draw:style-name="gr6" draw:text-style-name="P7" draw:layer="layout" svg:width="0.03cm" svg:height="1.88cm" svg:x="11.758cm" svg:y="25.576cm" svg:viewBox="0 0 31 1881" draw:points="0,1881 31,1881 31,0 0,0">
          <text:p/>
        </draw:polygon>
        <draw:polygon draw:style-name="gr6" draw:text-style-name="P7" draw:layer="layout" svg:width="0.03cm" svg:height="1.88cm" svg:x="13.773cm" svg:y="25.576cm" svg:viewBox="0 0 31 1881" draw:points="0,1881 31,1881 31,0 0,0">
          <text:p/>
        </draw:polygon>
        <draw:polygon draw:style-name="gr6" draw:text-style-name="P7" draw:layer="layout" svg:width="19.855cm" svg:height="0.03cm" svg:x="0.541cm" svg:y="4.115cm" svg:viewBox="0 0 19856 31" draw:points="0,31 19856,31 19856,0 0,0">
          <text:p/>
        </draw:polygon>
        <draw:polygon draw:style-name="gr6" draw:text-style-name="P7" draw:layer="layout" svg:width="19.855cm" svg:height="0.029cm" svg:x="0.541cm" svg:y="4.797cm" svg:viewBox="0 0 19856 30" draw:points="0,30 19856,30 19856,0 0,0">
          <text:p/>
        </draw:polygon>
        <draw:polygon draw:style-name="gr6" draw:text-style-name="P7" draw:layer="layout" svg:width="19.855cm" svg:height="0.029cm" svg:x="0.541cm" svg:y="5.432cm" svg:viewBox="0 0 19856 30" draw:points="0,30 19856,30 19856,0 0,0">
          <text:p/>
        </draw:polygon>
        <draw:polygon draw:style-name="gr6" draw:text-style-name="P7" draw:layer="layout" svg:width="19.855cm" svg:height="0.031cm" svg:x="0.541cm" svg:y="5.901cm" svg:viewBox="0 0 19856 32" draw:points="0,32 19856,32 19856,0 0,0">
          <text:p/>
        </draw:polygon>
        <draw:polygon draw:style-name="gr6" draw:text-style-name="P7" draw:layer="layout" svg:width="19.855cm" svg:height="0.03cm" svg:x="0.541cm" svg:y="6.371cm" svg:viewBox="0 0 19856 31" draw:points="0,31 19856,31 19856,0 0,0">
          <text:p/>
        </draw:polygon>
        <draw:polygon draw:style-name="gr6" draw:text-style-name="P7" draw:layer="layout" svg:width="19.855cm" svg:height="0.03cm" svg:x="0.541cm" svg:y="6.841cm" svg:viewBox="0 0 19856 31" draw:points="0,31 19856,31 19856,0 0,0">
          <text:p/>
        </draw:polygon>
        <draw:polygon draw:style-name="gr6" draw:text-style-name="P7" draw:layer="layout" svg:width="19.855cm" svg:height="0.03cm" svg:x="0.541cm" svg:y="7.311cm" svg:viewBox="0 0 19856 31" draw:points="0,31 19856,31 19856,0 0,0">
          <text:p/>
        </draw:polygon>
        <draw:polygon draw:style-name="gr6" draw:text-style-name="P7" draw:layer="layout" svg:width="19.855cm" svg:height="0.03cm" svg:x="0.541cm" svg:y="7.781cm" svg:viewBox="0 0 19856 31" draw:points="0,31 19856,31 19856,0 0,0">
          <text:p/>
        </draw:polygon>
        <draw:polygon draw:style-name="gr6" draw:text-style-name="P7" draw:layer="layout" svg:width="19.855cm" svg:height="0.03cm" svg:x="0.541cm" svg:y="8.251cm" svg:viewBox="0 0 19856 31" draw:points="0,31 19856,31 19856,0 0,0">
          <text:p/>
        </draw:polygon>
        <draw:polygon draw:style-name="gr6" draw:text-style-name="P7" draw:layer="layout" svg:width="19.855cm" svg:height="0.03cm" svg:x="0.541cm" svg:y="8.721cm" svg:viewBox="0 0 19856 31" draw:points="0,31 19856,31 19856,0 0,0">
          <text:p/>
        </draw:polygon>
        <draw:polygon draw:style-name="gr6" draw:text-style-name="P7" draw:layer="layout" svg:width="19.855cm" svg:height="0.029cm" svg:x="0.541cm" svg:y="9.191cm" svg:viewBox="0 0 19856 30" draw:points="0,30 19856,30 19856,0 0,0">
          <text:p/>
        </draw:polygon>
        <draw:polygon draw:style-name="gr6" draw:text-style-name="P7" draw:layer="layout" svg:width="19.855cm" svg:height="0.029cm" svg:x="0.541cm" svg:y="9.662cm" svg:viewBox="0 0 19856 30" draw:points="0,30 19856,30 19856,0 0,0">
          <text:p/>
        </draw:polygon>
        <draw:polygon draw:style-name="gr6" draw:text-style-name="P7" draw:layer="layout" svg:width="19.855cm" svg:height="0.029cm" svg:x="0.541cm" svg:y="10.132cm" svg:viewBox="0 0 19856 30" draw:points="0,30 19856,30 19856,0 0,0">
          <text:p/>
        </draw:polygon>
        <draw:polygon draw:style-name="gr6" draw:text-style-name="P7" draw:layer="layout" svg:width="19.855cm" svg:height="0.029cm" svg:x="0.541cm" svg:y="10.602cm" svg:viewBox="0 0 19856 30" draw:points="0,30 19856,30 19856,0 0,0">
          <text:p/>
        </draw:polygon>
        <draw:polygon draw:style-name="gr6" draw:text-style-name="P7" draw:layer="layout" svg:width="19.855cm" svg:height="0.03cm" svg:x="0.541cm" svg:y="11.541cm" svg:viewBox="0 0 19856 31" draw:points="0,31 19856,31 19856,0 0,0">
          <text:p/>
        </draw:polygon>
        <draw:polygon draw:style-name="gr6" draw:text-style-name="P7" draw:layer="layout" svg:width="19.855cm" svg:height="0.031cm" svg:x="0.541cm" svg:y="12.223cm" svg:viewBox="0 0 19856 32" draw:points="0,32 19856,32 19856,0 0,0">
          <text:p/>
        </draw:polygon>
        <draw:polygon draw:style-name="gr6" draw:text-style-name="P7" draw:layer="layout" svg:width="19.855cm" svg:height="0.03cm" svg:x="0.541cm" svg:y="12.858cm" svg:viewBox="0 0 19856 31" draw:points="0,31 19856,31 19856,0 0,0">
          <text:p/>
        </draw:polygon>
        <draw:polygon draw:style-name="gr6" draw:text-style-name="P7" draw:layer="layout" svg:width="19.855cm" svg:height="0.029cm" svg:x="0.541cm" svg:y="13.328cm" svg:viewBox="0 0 19856 30" draw:points="0,30 19856,30 19856,0 0,0">
          <text:p/>
        </draw:polygon>
        <draw:polygon draw:style-name="gr6" draw:text-style-name="P7" draw:layer="layout" svg:width="19.855cm" svg:height="0.029cm" svg:x="0.541cm" svg:y="13.798cm" svg:viewBox="0 0 19856 30" draw:points="0,30 19856,30 19856,0 0,0">
          <text:p/>
        </draw:polygon>
        <draw:polygon draw:style-name="gr6" draw:text-style-name="P7" draw:layer="layout" svg:width="19.855cm" svg:height="0.029cm" svg:x="0.541cm" svg:y="14.268cm" svg:viewBox="0 0 19856 30" draw:points="0,30 19856,30 19856,0 0,0">
          <text:p/>
        </draw:polygon>
        <draw:polygon draw:style-name="gr6" draw:text-style-name="P7" draw:layer="layout" svg:width="19.855cm" svg:height="0.03cm" svg:x="0.541cm" svg:y="14.737cm" svg:viewBox="0 0 19856 31" draw:points="0,31 19856,31 19856,0 0,0">
          <text:p/>
        </draw:polygon>
        <draw:polygon draw:style-name="gr6" draw:text-style-name="P7" draw:layer="layout" svg:width="19.855cm" svg:height="0.03cm" svg:x="0.541cm" svg:y="15.207cm" svg:viewBox="0 0 19856 31" draw:points="0,31 19856,31 19856,0 0,0">
          <text:p/>
        </draw:polygon>
        <draw:polygon draw:style-name="gr6" draw:text-style-name="P7" draw:layer="layout" svg:width="19.855cm" svg:height="0.03cm" svg:x="0.541cm" svg:y="15.678cm" svg:viewBox="0 0 19856 31" draw:points="0,31 19856,31 19856,0 0,0">
          <text:p/>
        </draw:polygon>
        <draw:polygon draw:style-name="gr6" draw:text-style-name="P7" draw:layer="layout" svg:width="19.855cm" svg:height="0.03cm" svg:x="0.541cm" svg:y="16.148cm" svg:viewBox="0 0 19856 31" draw:points="0,31 19856,31 19856,0 0,0">
          <text:p/>
        </draw:polygon>
        <draw:polygon draw:style-name="gr6" draw:text-style-name="P7" draw:layer="layout" svg:width="19.855cm" svg:height="0.029cm" svg:x="0.541cm" svg:y="16.618cm" svg:viewBox="0 0 19856 30" draw:points="0,30 19856,30 19856,0 0,0">
          <text:p/>
        </draw:polygon>
        <draw:polygon draw:style-name="gr6" draw:text-style-name="P7" draw:layer="layout" svg:width="19.855cm" svg:height="0.029cm" svg:x="0.541cm" svg:y="17.088cm" svg:viewBox="0 0 19856 30" draw:points="0,30 19856,30 19856,0 0,0">
          <text:p/>
        </draw:polygon>
        <draw:polygon draw:style-name="gr6" draw:text-style-name="P7" draw:layer="layout" svg:width="19.855cm" svg:height="0.029cm" svg:x="0.541cm" svg:y="17.558cm" svg:viewBox="0 0 19856 30" draw:points="0,30 19856,30 19856,0 0,0">
          <text:p/>
        </draw:polygon>
        <draw:polygon draw:style-name="gr6" draw:text-style-name="P7" draw:layer="layout" svg:width="19.855cm" svg:height="0.029cm" svg:x="0.541cm" svg:y="18.028cm" svg:viewBox="0 0 19856 30" draw:points="0,30 19856,30 19856,0 0,0">
          <text:p/>
        </draw:polygon>
        <draw:polygon draw:style-name="gr6" draw:text-style-name="P7" draw:layer="layout" svg:width="19.855cm" svg:height="0.03cm" svg:x="0.541cm" svg:y="18.497cm" svg:viewBox="0 0 19856 31" draw:points="0,31 19856,31 19856,0 0,0">
          <text:p/>
        </draw:polygon>
        <draw:polygon draw:style-name="gr6" draw:text-style-name="P7" draw:layer="layout" svg:width="19.855cm" svg:height="0.03cm" svg:x="0.541cm" svg:y="18.967cm" svg:viewBox="0 0 19856 31" draw:points="0,31 19856,31 19856,0 0,0">
          <text:p/>
        </draw:polygon>
        <draw:polygon draw:style-name="gr6" draw:text-style-name="P7" draw:layer="layout" svg:width="19.855cm" svg:height="0.03cm" svg:x="0.541cm" svg:y="19.437cm" svg:viewBox="0 0 19856 31" draw:points="0,31 19856,31 19856,0 0,0">
          <text:p/>
        </draw:polygon>
        <draw:polygon draw:style-name="gr6" draw:text-style-name="P7" draw:layer="layout" svg:width="19.855cm" svg:height="0.03cm" svg:x="0.541cm" svg:y="19.907cm" svg:viewBox="0 0 19856 31" draw:points="0,31 19856,31 19856,0 0,0">
          <text:p/>
        </draw:polygon>
        <draw:polygon draw:style-name="gr6" draw:text-style-name="P7" draw:layer="layout" svg:width="19.855cm" svg:height="0.03cm" svg:x="0.541cm" svg:y="20.377cm" svg:viewBox="0 0 19856 31" draw:points="0,31 19856,31 19856,0 0,0">
          <text:p/>
        </draw:polygon>
        <draw:polygon draw:style-name="gr6" draw:text-style-name="P7" draw:layer="layout" svg:width="19.855cm" svg:height="0.03cm" svg:x="0.541cm" svg:y="20.847cm" svg:viewBox="0 0 19856 31" draw:points="0,31 19856,31 19856,0 0,0">
          <text:p/>
        </draw:polygon>
        <draw:polygon draw:style-name="gr6" draw:text-style-name="P7" draw:layer="layout" svg:width="19.855cm" svg:height="0.029cm" svg:x="0.541cm" svg:y="21.317cm" svg:viewBox="0 0 19856 30" draw:points="0,30 19856,30 19856,0 0,0">
          <text:p/>
        </draw:polygon>
        <draw:polygon draw:style-name="gr6" draw:text-style-name="P7" draw:layer="layout" svg:width="19.855cm" svg:height="0.029cm" svg:x="0.541cm" svg:y="21.787cm" svg:viewBox="0 0 19856 30" draw:points="0,30 19856,30 19856,0 0,0">
          <text:p/>
        </draw:polygon>
        <draw:polygon draw:style-name="gr6" draw:text-style-name="P7" draw:layer="layout" svg:width="19.855cm" svg:height="0.029cm" svg:x="0.541cm" svg:y="22.258cm" svg:viewBox="0 0 19856 30" draw:points="0,30 19856,30 19856,0 0,0">
          <text:p/>
        </draw:polygon>
        <draw:polygon draw:style-name="gr6" draw:text-style-name="P7" draw:layer="layout" svg:width="19.855cm" svg:height="0.029cm" svg:x="0.541cm" svg:y="22.728cm" svg:viewBox="0 0 19856 30" draw:points="0,30 19856,30 19856,0 0,0">
          <text:p/>
        </draw:polygon>
        <draw:polygon draw:style-name="gr6" draw:text-style-name="P7" draw:layer="layout" svg:width="19.855cm" svg:height="0.03cm" svg:x="0.541cm" svg:y="23.197cm" svg:viewBox="0 0 19856 31" draw:points="0,31 19856,31 19856,0 0,0">
          <text:p/>
        </draw:polygon>
        <draw:polygon draw:style-name="gr6" draw:text-style-name="P7" draw:layer="layout" svg:width="19.855cm" svg:height="0.03cm" svg:x="0.541cm" svg:y="23.667cm" svg:viewBox="0 0 19856 31" draw:points="0,31 19856,31 19856,0 0,0">
          <text:p/>
        </draw:polygon>
        <draw:polygon draw:style-name="gr6" draw:text-style-name="P7" draw:layer="layout" svg:width="19.855cm" svg:height="0.03cm" svg:x="0.541cm" svg:y="24.137cm" svg:viewBox="0 0 19856 31" draw:points="0,31 19856,31 19856,0 0,0">
          <text:p/>
        </draw:polygon>
        <draw:polygon draw:style-name="gr6" draw:text-style-name="P7" draw:layer="layout" svg:width="19.855cm" svg:height="0.03cm" svg:x="0.541cm" svg:y="25.077cm" svg:viewBox="0 0 19856 31" draw:points="0,31 19856,31 19856,0 0,0">
          <text:p/>
        </draw:polygon>
        <draw:polygon draw:style-name="gr6" draw:text-style-name="P7" draw:layer="layout" svg:width="19.855cm" svg:height="0.03cm" svg:x="0.541cm" svg:y="25.547cm" svg:viewBox="0 0 19856 31" draw:points="0,31 19856,31 19856,0 0,0">
          <text:p/>
        </draw:polygon>
        <draw:polygon draw:style-name="gr6" draw:text-style-name="P7" draw:layer="layout" svg:width="19.855cm" svg:height="0.029cm" svg:x="0.541cm" svg:y="26.017cm" svg:viewBox="0 0 19856 30" draw:points="0,30 19856,30 19856,0 0,0">
          <text:p/>
        </draw:polygon>
        <draw:polygon draw:style-name="gr6" draw:text-style-name="P7" draw:layer="layout" svg:width="19.855cm" svg:height="0.029cm" svg:x="0.541cm" svg:y="26.487cm" svg:viewBox="0 0 19856 30" draw:points="0,30 19856,30 19856,0 0,0">
          <text:p/>
        </draw:polygon>
        <draw:polygon draw:style-name="gr6" draw:text-style-name="P7" draw:layer="layout" svg:width="19.855cm" svg:height="0.029cm" svg:x="0.541cm" svg:y="26.957cm" svg:viewBox="0 0 19856 30" draw:points="0,30 19856,30 19856,0 0,0">
          <text:p/>
        </draw:polygon>
        <draw:polygon draw:style-name="gr6" draw:text-style-name="P7" draw:layer="layout" svg:width="19.855cm" svg:height="0.03cm" svg:x="0.541cm" svg:y="27.426cm" svg:viewBox="0 0 19856 31" draw:points="0,31 19856,31 19856,0 0,0">
          <text:p/>
        </draw:polygon>
        <draw:frame draw:style-name="gr4" draw:text-style-name="P5" draw:layer="layout" svg:width="2.186cm" svg:height="0.357cm" svg:x="0.855cm" svg:y="25.162cm">
          <draw:text-box>
            <text:p text:style-name="P4"><text:span text:style-name="T4">Good(Товары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859cm" svg:height="0.474cm" svg:x="0.524cm" svg:y="6.613cm" svg:viewBox="0 0 19860 475" draw:points="0,475 19860,475 19860,0 0,0">
          <text:p/>
        </draw:polygon>
        <draw:polygon draw:style-name="gr3" draw:text-style-name="P3" draw:layer="layout" svg:width="19.859cm" svg:height="0.474cm" svg:x="0.524cm" svg:y="7.083cm" svg:viewBox="0 0 19860 475" draw:points="0,475 19860,475 19860,0 0,0">
          <text:p/>
        </draw:polygon>
        <draw:polygon draw:style-name="gr1" draw:text-style-name="P1" draw:layer="layout" svg:width="19.859cm" svg:height="0.474cm" svg:x="0.524cm" svg:y="9.433cm" svg:viewBox="0 0 19860 475" draw:points="0,475 19860,475 19860,0 0,0">
          <text:p/>
        </draw:polygon>
        <draw:polygon draw:style-name="gr3" draw:text-style-name="P3" draw:layer="layout" svg:width="19.859cm" svg:height="0.474cm" svg:x="0.524cm" svg:y="9.903cm" svg:viewBox="0 0 19860 475" draw:points="0,475 19860,475 19860,0 0,0">
          <text:p/>
        </draw:polygon>
        <draw:polygon draw:style-name="gr1" draw:text-style-name="P1" draw:layer="layout" svg:width="19.859cm" svg:height="0.474cm" svg:x="0.524cm" svg:y="12.253cm" svg:viewBox="0 0 19860 475" draw:points="0,475 19860,475 19860,0 0,0">
          <text:p/>
        </draw:polygon>
        <draw:polygon draw:style-name="gr3" draw:text-style-name="P3" draw:layer="layout" svg:width="19.859cm" svg:height="0.661cm" svg:x="0.524cm" svg:y="12.722cm" svg:viewBox="0 0 19860 662" draw:points="0,662 19860,662 19860,0 0,0">
          <text:p/>
        </draw:polygon>
        <draw:polygon draw:style-name="gr1" draw:text-style-name="P1" draw:layer="layout" svg:width="19.859cm" svg:height="0.474cm" svg:x="0.524cm" svg:y="15.729cm" svg:viewBox="0 0 19860 475" draw:points="0,475 19860,475 19860,0 0,0">
          <text:p/>
        </draw:polygon>
        <draw:polygon draw:style-name="gr3" draw:text-style-name="P3" draw:layer="layout" svg:width="19.859cm" svg:height="0.474cm" svg:x="0.524cm" svg:y="16.199cm" svg:viewBox="0 0 19860 475" draw:points="0,475 19860,475 19860,0 0,0">
          <text:p/>
        </draw:polygon>
        <draw:polygon draw:style-name="gr1" draw:text-style-name="P1" draw:layer="layout" svg:width="19.859cm" svg:height="0.474cm" svg:x="0.524cm" svg:y="19.018cm" svg:viewBox="0 0 19860 475" draw:points="0,475 19860,475 19860,0 0,0">
          <text:p/>
        </draw:polygon>
        <draw:polygon draw:style-name="gr3" draw:text-style-name="P3" draw:layer="layout" svg:width="19.859cm" svg:height="0.474cm" svg:x="0.524cm" svg:y="19.488cm" svg:viewBox="0 0 19860 475" draw:points="0,475 19860,475 19860,0 0,0">
          <text:p/>
        </draw:polygon>
        <draw:polygon draw:style-name="gr1" draw:text-style-name="P1" draw:layer="layout" svg:width="19.859cm" svg:height="0.474cm" svg:x="0.524cm" svg:y="21.839cm" svg:viewBox="0 0 19860 475" draw:points="0,475 19860,475 19860,0 0,0">
          <text:p/>
        </draw:polygon>
        <draw:polygon draw:style-name="gr3" draw:text-style-name="P3" draw:layer="layout" svg:width="19.859cm" svg:height="0.475cm" svg:x="0.524cm" svg:y="22.308cm" svg:viewBox="0 0 19860 476" draw:points="0,476 19860,476 19860,0 0,0">
          <text:p/>
        </draw:polygon>
        <draw:polygon draw:style-name="gr1" draw:text-style-name="P1" draw:layer="layout" svg:width="19.859cm" svg:height="0.474cm" svg:x="0.524cm" svg:y="25.128cm" svg:viewBox="0 0 19860 475" draw:points="0,475 19860,475 19860,0 0,0">
          <text:p/>
        </draw:polygon>
        <draw:polygon draw:style-name="gr3" draw:text-style-name="P3" draw:layer="layout" svg:width="19.859cm" svg:height="0.66cm" svg:x="0.524cm" svg:y="25.598cm" svg:viewBox="0 0 19860 661" draw:points="0,661 19860,661 19860,0 0,0">
          <text:p/>
        </draw:polygon>
        <draw:frame draw:style-name="gr4" draw:text-style-name="P5" draw:layer="layout" svg:width="2.25cm" svg:height="0.357cm" svg:x="1.947cm" svg:y="2.002cm">
          <draw:text-box>
            <text:p text:style-name="P4"><text:span text:style-name="T1">second_photos</text:span></text:p>
          </draw:text-box>
        </draw:frame>
        <draw:frame draw:style-name="gr4" draw:text-style-name="P5" draw:layer="layout" svg:width="2.639cm" svg:height="0.357cm" svg:x="6.843cm" svg:y="2.002cm">
          <draw:text-box>
            <text:p text:style-name="P4"><text:span text:style-name="T2">NVARCHAR (MAX)</text:span></text:p>
          </draw:text-box>
        </draw:frame>
        <draw:frame draw:style-name="gr4" draw:text-style-name="P5" draw:layer="layout" svg:width="0.734cm" svg:height="0.357cm" svg:x="1.947cm" svg:y="2.472cm">
          <draw:text-box>
            <text:p text:style-name="P4"><text:span text:style-name="T1">price</text:span></text:p>
          </draw:text-box>
        </draw:frame>
        <draw:frame draw:style-name="gr4" draw:text-style-name="P5" draw:layer="layout" svg:width="0.933cm" svg:height="0.357cm" svg:x="6.843cm" svg:y="2.472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2.472cm">
          <draw:text-box>
            <text:p text:style-name="P4"><text:span text:style-name="T2">Y</text:span></text:p>
          </draw:text-box>
        </draw:frame>
        <draw:frame draw:style-name="gr4" draw:text-style-name="P5" draw:layer="layout" svg:width="1.018cm" svg:height="0.357cm" svg:x="1.947cm" svg:y="2.943cm">
          <draw:text-box>
            <text:p text:style-name="P4"><text:span text:style-name="T1">weight</text:span></text:p>
          </draw:text-box>
        </draw:frame>
        <draw:frame draw:style-name="gr4" draw:text-style-name="P5" draw:layer="layout" svg:width="0.933cm" svg:height="0.357cm" svg:x="6.843cm" svg:y="2.94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861cm" svg:height="0.357cm" svg:x="1.947cm" svg:y="3.413cm">
          <draw:text-box>
            <text:p text:style-name="P4"><text:span text:style-name="T1">width</text:span></text:p>
          </draw:text-box>
        </draw:frame>
        <draw:frame draw:style-name="gr4" draw:text-style-name="P5" draw:layer="layout" svg:width="0.933cm" svg:height="0.357cm" svg:x="6.843cm" svg:y="3.41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942cm" svg:height="0.357cm" svg:x="1.947cm" svg:y="3.883cm">
          <draw:text-box>
            <text:p text:style-name="P4"><text:span text:style-name="T1">height</text:span></text:p>
          </draw:text-box>
        </draw:frame>
        <draw:frame draw:style-name="gr4" draw:text-style-name="P5" draw:layer="layout" svg:width="0.933cm" svg:height="0.357cm" svg:x="6.843cm" svg:y="3.88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942cm" svg:height="0.357cm" svg:x="1.947cm" svg:y="4.353cm">
          <draw:text-box>
            <text:p text:style-name="P4"><text:span text:style-name="T1">length</text:span></text:p>
          </draw:text-box>
        </draw:frame>
        <draw:frame draw:style-name="gr4" draw:text-style-name="P5" draw:layer="layout" svg:width="0.933cm" svg:height="0.357cm" svg:x="6.843cm" svg:y="4.353cm">
          <draw:text-box>
            <text:p text:style-name="P4"><text:span text:style-name="T2">FLOAT</text:span></text:p>
          </draw:text-box>
        </draw:frame>
        <draw:frame draw:style-name="gr4" draw:text-style-name="P5" draw:layer="layout" svg:width="1.289cm" svg:height="0.357cm" svg:x="1.947cm" svg:y="4.822cm">
          <draw:text-box>
            <text:p text:style-name="P4"><text:span text:style-name="T1">is_active</text:span></text:p>
          </draw:text-box>
        </draw:frame>
        <draw:frame draw:style-name="gr4" draw:text-style-name="P5" draw:layer="layout" svg:width="0.459cm" svg:height="0.357cm" svg:x="6.843cm" svg:y="4.822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4.822cm">
          <draw:text-box>
            <text:p text:style-name="P4"><text:span text:style-name="T2">Y</text:span></text:p>
          </draw:text-box>
        </draw:frame>
        <draw:frame draw:style-name="gr4" draw:text-style-name="P5" draw:layer="layout" svg:width="0.355cm" svg:height="0.357cm" svg:x="1.046cm" svg:y="5.292cm">
          <draw:text-box>
            <text:p text:style-name="P4"><text:span text:style-name="T2">FK</text:span></text:p>
          </draw:text-box>
        </draw:frame>
        <draw:frame draw:style-name="gr4" draw:text-style-name="P5" draw:layer="layout" svg:width="1.949cm" svg:height="0.357cm" svg:x="1.947cm" svg:y="5.292cm">
          <draw:text-box>
            <text:p text:style-name="P4"><text:span text:style-name="T1">developer_id</text:span></text:p>
          </draw:text-box>
        </draw:frame>
        <draw:frame draw:style-name="gr4" draw:text-style-name="P5" draw:layer="layout" svg:width="0.493cm" svg:height="0.357cm" svg:x="6.843cm" svg:y="5.29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5.292cm">
          <draw:text-box>
            <text:p text:style-name="P4"><text:span text:style-name="T2">Y</text:span></text:p>
          </draw:text-box>
        </draw:frame>
        <draw:frame draw:style-name="gr4" draw:text-style-name="P5" draw:layer="layout" svg:width="4.257cm" svg:height="0.357cm" svg:x="13.85cm" svg:y="5.292cm">
          <draw:text-box>
            <text:p text:style-name="P4"><text:span text:style-name="T2">Внешний ключ на Developer</text:span></text:p>
          </draw:text-box>
        </draw:frame>
        <draw:frame draw:style-name="gr4" draw:text-style-name="P5" draw:layer="layout" svg:width="0.355cm" svg:height="0.357cm" svg:x="1.046cm" svg:y="5.762cm">
          <draw:text-box>
            <text:p text:style-name="P4"><text:span text:style-name="T5">FK</text:span></text:p>
          </draw:text-box>
        </draw:frame>
        <draw:frame draw:style-name="gr4" draw:text-style-name="P5" draw:layer="layout" svg:width="1.738cm" svg:height="0.357cm" svg:x="1.947cm" svg:y="5.762cm">
          <draw:text-box>
            <text:p text:style-name="P4"><text:span text:style-name="T1">category_id</text:span></text:p>
          </draw:text-box>
        </draw:frame>
        <draw:frame draw:style-name="gr4" draw:text-style-name="P5" draw:layer="layout" svg:width="0.493cm" svg:height="0.357cm" svg:x="6.843cm" svg:y="5.762cm">
          <draw:text-box>
            <text:p text:style-name="P4"><text:span text:style-name="T5">INT</text:span></text:p>
          </draw:text-box>
        </draw:frame>
        <draw:frame draw:style-name="gr4" draw:text-style-name="P5" draw:layer="layout" svg:width="4.062cm" svg:height="0.357cm" svg:x="13.85cm" svg:y="5.762cm">
          <draw:text-box>
            <text:p text:style-name="P4"><text:span text:style-name="T5">Внешний ключ на Category</text:span></text:p>
          </draw:text-box>
        </draw:frame>
        <draw:frame draw:style-name="gr4" draw:text-style-name="P5" draw:layer="layout" svg:width="0.557cm" svg:height="0.357cm" svg:x="0.944cm" svg:y="7.172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7.172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7.172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7.172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7.642cm">
          <draw:text-box>
            <text:p text:style-name="P4"><text:span text:style-name="T5">PK</text:span></text:p>
          </draw:text-box>
        </draw:frame>
        <draw:frame draw:style-name="gr4" draw:text-style-name="P5" draw:layer="layout" svg:width="1.738cm" svg:height="0.357cm" svg:x="1.947cm" svg:y="7.642cm">
          <draw:text-box>
            <text:p text:style-name="P4"><text:span text:style-name="T1">category_id</text:span></text:p>
          </draw:text-box>
        </draw:frame>
        <draw:frame draw:style-name="gr4" draw:text-style-name="P5" draw:layer="layout" svg:width="0.493cm" svg:height="0.357cm" svg:x="6.843cm" svg:y="7.642cm">
          <draw:text-box>
            <text:p text:style-name="P4"><text:span text:style-name="T5">INT</text:span></text:p>
          </draw:text-box>
        </draw:frame>
        <draw:frame draw:style-name="gr4" draw:text-style-name="P5" draw:layer="layout" svg:width="0.355cm" svg:height="0.357cm" svg:x="12.707cm" svg:y="7.642cm">
          <draw:text-box>
            <text:p text:style-name="P4"><text:span text:style-name="T5">Y</text:span></text:p>
          </draw:text-box>
        </draw:frame>
        <draw:frame draw:style-name="gr4" draw:text-style-name="P5" draw:layer="layout" svg:width="2.186cm" svg:height="0.357cm" svg:x="13.85cm" svg:y="7.642cm">
          <draw:text-box>
            <text:p text:style-name="P4"><text:span text:style-name="T5">Autoincrement</text:span></text:p>
          </draw:text-box>
        </draw:frame>
        <draw:frame draw:style-name="gr4" draw:text-style-name="P5" draw:layer="layout" svg:width="2.288cm" svg:height="0.357cm" svg:x="1.947cm" svg:y="8.112cm">
          <draw:text-box>
            <text:p text:style-name="P4"><text:span text:style-name="T1">category_name</text:span></text:p>
          </draw:text-box>
        </draw:frame>
        <draw:frame draw:style-name="gr4" draw:text-style-name="P5" draw:layer="layout" svg:width="2.487cm" svg:height="0.357cm" svg:x="6.843cm" svg:y="8.112cm">
          <draw:text-box>
            <text:p text:style-name="P4"><text:span text:style-name="T5">NVARCHAR (100)</text:span></text:p>
          </draw:text-box>
        </draw:frame>
        <draw:frame draw:style-name="gr4" draw:text-style-name="P5" draw:layer="layout" svg:width="0.355cm" svg:height="0.357cm" svg:x="12.707cm" svg:y="8.112cm">
          <draw:text-box>
            <text:p text:style-name="P4"><text:span text:style-name="T5">Y</text:span></text:p>
          </draw:text-box>
        </draw:frame>
        <draw:frame draw:style-name="gr4" draw:text-style-name="P5" draw:layer="layout" svg:width="2.898cm" svg:height="0.357cm" svg:x="1.947cm" svg:y="8.582cm">
          <draw:text-box>
            <text:p text:style-name="P4"><text:span text:style-name="T1">parent_category_id</text:span></text:p>
          </draw:text-box>
        </draw:frame>
        <draw:frame draw:style-name="gr4" draw:text-style-name="P5" draw:layer="layout" svg:width="0.493cm" svg:height="0.357cm" svg:x="6.843cm" svg:y="8.582cm">
          <draw:text-box>
            <text:p text:style-name="P4"><text:span text:style-name="T5">INT</text:span></text:p>
          </draw:text-box>
        </draw:frame>
        <draw:frame draw:style-name="gr4" draw:text-style-name="P5" draw:layer="layout" svg:width="0.557cm" svg:height="0.357cm" svg:x="0.944cm" svg:y="9.992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9.992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9.992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9.992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10.462cm">
          <draw:text-box>
            <text:p text:style-name="P4"><text:span text:style-name="T2">PK</text:span></text:p>
          </draw:text-box>
        </draw:frame>
        <draw:frame draw:style-name="gr4" draw:text-style-name="P5" draw:layer="layout" svg:width="1.221cm" svg:height="0.357cm" svg:x="1.947cm" svg:y="10.462cm">
          <draw:text-box>
            <text:p text:style-name="P4"><text:span text:style-name="T1">store_id</text:span></text:p>
          </draw:text-box>
        </draw:frame>
        <draw:frame draw:style-name="gr4" draw:text-style-name="P5" draw:layer="layout" svg:width="0.493cm" svg:height="0.357cm" svg:x="6.843cm" svg:y="10.46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462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0.462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2cm" svg:height="0.357cm" svg:x="1.947cm" svg:y="10.932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10.93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932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10.932cm">
          <draw:text-box>
            <text:p text:style-name="P4"><text:span text:style-name="T5">Внешний ключ на Good</text:span></text:p>
          </draw:text-box>
        </draw:frame>
        <draw:frame draw:style-name="gr4" draw:text-style-name="P5" draw:layer="layout" svg:width="0.844cm" svg:height="0.357cm" svg:x="1.947cm" svg:y="11.402cm">
          <draw:text-box>
            <text:p text:style-name="P4"><text:span text:style-name="T1">count</text:span></text:p>
          </draw:text-box>
        </draw:frame>
        <draw:frame draw:style-name="gr4" draw:text-style-name="P5" draw:layer="layout" svg:width="0.493cm" svg:height="0.357cm" svg:x="6.843cm" svg:y="11.40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1.402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2.905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2.905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2.905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2.905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3.468cm">
          <draw:text-box>
            <text:p text:style-name="P4"><text:span text:style-name="T2">PK</text:span></text:p>
          </draw:text-box>
        </draw:frame>
        <draw:frame draw:style-name="gr4" draw:text-style-name="P5" draw:layer="layout" svg:width="0.959cm" svg:height="0.357cm" svg:x="1.947cm" svg:y="13.468cm">
          <draw:text-box>
            <text:p text:style-name="P4"><text:span text:style-name="T1">sell_id</text:span></text:p>
          </draw:text-box>
        </draw:frame>
        <draw:frame draw:style-name="gr4" draw:text-style-name="P5" draw:layer="layout" svg:width="0.493cm" svg:height="0.357cm" svg:x="6.843cm" svg:y="13.46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3.46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3.46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2cm" svg:height="0.357cm" svg:x="1.947cm" svg:y="13.938cm">
          <draw:text-box>
            <text:p text:style-name="P4"><text:span text:style-name="T1">good_id</text:span></text:p>
          </draw:text-box>
        </draw:frame>
        <draw:frame draw:style-name="gr4" draw:text-style-name="P5" draw:layer="layout" svg:width="0.493cm" svg:height="0.357cm" svg:x="6.843cm" svg:y="13.93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3.938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13.938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0.844cm" svg:height="0.357cm" svg:x="1.947cm" svg:y="14.408cm">
          <draw:text-box>
            <text:p text:style-name="P4"><text:span text:style-name="T1">count</text:span></text:p>
          </draw:text-box>
        </draw:frame>
        <draw:frame draw:style-name="gr4" draw:text-style-name="P5" draw:layer="layout" svg:width="0.493cm" svg:height="0.357cm" svg:x="6.843cm" svg:y="14.40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408cm">
          <draw:text-box>
            <text:p text:style-name="P4"><text:span text:style-name="T2">Y</text:span></text:p>
          </draw:text-box>
        </draw:frame>
        <draw:frame draw:style-name="gr4" draw:text-style-name="P5" draw:layer="layout" svg:width="1.344cm" svg:height="0.357cm" svg:x="1.947cm" svg:y="14.878cm">
          <draw:text-box>
            <text:p text:style-name="P4"><text:span text:style-name="T1">date_sell</text:span></text:p>
          </draw:text-box>
        </draw:frame>
        <draw:frame draw:style-name="gr4" draw:text-style-name="P5" draw:layer="layout" svg:width="1.518cm" svg:height="0.357cm" svg:x="6.843cm" svg:y="14.878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0.355cm" svg:height="0.357cm" svg:x="12.707cm" svg:y="14.87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6.288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16.288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16.288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16.288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16.758cm">
          <draw:text-box>
            <text:p text:style-name="P4"><text:span text:style-name="T2">PK</text:span></text:p>
          </draw:text-box>
        </draw:frame>
        <draw:frame draw:style-name="gr4" draw:text-style-name="P5" draw:layer="layout" svg:width="1.949cm" svg:height="0.357cm" svg:x="1.947cm" svg:y="16.758cm">
          <draw:text-box>
            <text:p text:style-name="P4"><text:span text:style-name="T1">developer_id</text:span></text:p>
          </draw:text-box>
        </draw:frame>
        <draw:frame draw:style-name="gr4" draw:text-style-name="P5" draw:layer="layout" svg:width="0.493cm" svg:height="0.357cm" svg:x="6.843cm" svg:y="16.75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6.75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6.75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2.364cm" svg:height="0.357cm" svg:x="1.947cm" svg:y="17.228cm">
          <draw:text-box>
            <text:p text:style-name="P4"><text:span text:style-name="T1">developerName</text:span></text:p>
          </draw:text-box>
        </draw:frame>
        <draw:frame draw:style-name="gr4" draw:text-style-name="P5" draw:layer="layout" svg:width="2.669cm" svg:height="0.357cm" svg:x="6.843cm" svg:y="17.228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355cm" svg:height="0.357cm" svg:x="12.707cm" svg:y="17.228cm">
          <draw:text-box>
            <text:p text:style-name="P4"><text:span text:style-name="T2">Y</text:span></text:p>
          </draw:text-box>
        </draw:frame>
        <draw:frame draw:style-name="gr4" draw:text-style-name="P5" draw:layer="layout" svg:width="2.335cm" svg:height="0.357cm" svg:x="1.947cm" svg:y="17.698cm">
          <draw:text-box>
            <text:p text:style-name="P4"><text:span text:style-name="T1">WorkBeginDate</text:span></text:p>
          </draw:text-box>
        </draw:frame>
        <draw:frame draw:style-name="gr4" draw:text-style-name="P5" draw:layer="layout" svg:width="0.777cm" svg:height="0.357cm" svg:x="6.843cm" svg:y="17.698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17.69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9.577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19.577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19.577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19.577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20.047cm">
          <draw:text-box>
            <text:p text:style-name="P4"><text:span text:style-name="T2">PK</text:span></text:p>
          </draw:text-box>
        </draw:frame>
        <draw:frame draw:style-name="gr4" draw:text-style-name="P5" draw:layer="layout" svg:width="2.131cm" svg:height="0.357cm" svg:x="1.947cm" svg:y="20.047cm">
          <draw:text-box>
            <text:p text:style-name="P4"><text:span text:style-name="T1">SeasonGoodId</text:span></text:p>
          </draw:text-box>
        </draw:frame>
        <draw:frame draw:style-name="gr4" draw:text-style-name="P5" draw:layer="layout" svg:width="0.493cm" svg:height="0.357cm" svg:x="6.843cm" svg:y="20.04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047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0.047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331cm" svg:height="0.357cm" svg:x="1.947cm" svg:y="20.517cm">
          <draw:text-box>
            <text:p text:style-name="P4"><text:span text:style-name="T1">SeasonId</text:span></text:p>
          </draw:text-box>
        </draw:frame>
        <draw:frame draw:style-name="gr4" draw:text-style-name="P5" draw:layer="layout" svg:width="0.493cm" svg:height="0.357cm" svg:x="6.843cm" svg:y="20.51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517cm">
          <draw:text-box>
            <text:p text:style-name="P4"><text:span text:style-name="T2">Y</text:span></text:p>
          </draw:text-box>
        </draw:frame>
        <draw:frame draw:style-name="gr4" draw:text-style-name="P5" draw:layer="layout" svg:width="3.791cm" svg:height="0.357cm" svg:x="13.85cm" svg:y="20.517cm">
          <draw:text-box>
            <text:p text:style-name="P4"><text:span text:style-name="T5">Внешний ключ на Season</text:span></text:p>
          </draw:text-box>
        </draw:frame>
        <draw:frame draw:style-name="gr4" draw:text-style-name="P5" draw:layer="layout" svg:width="1.086cm" svg:height="0.357cm" svg:x="1.947cm" svg:y="20.987cm">
          <draw:text-box>
            <text:p text:style-name="P4"><text:span text:style-name="T1">GoodId</text:span></text:p>
          </draw:text-box>
        </draw:frame>
        <draw:frame draw:style-name="gr4" draw:text-style-name="P5" draw:layer="layout" svg:width="0.493cm" svg:height="0.357cm" svg:x="6.843cm" svg:y="20.98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987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0.987cm">
          <draw:text-box>
            <text:p text:style-name="P4"><text:span text:style-name="T5">Внешний ключ на Good</text:span></text:p>
          </draw:text-box>
        </draw:frame>
        <draw:frame draw:style-name="gr4" draw:text-style-name="P5" draw:layer="layout" svg:width="0.557cm" svg:height="0.357cm" svg:x="0.944cm" svg:y="22.398cm">
          <draw:text-box>
            <text:p text:style-name="P4"><text:span text:style-name="T6">KEY</text:span></text:p>
          </draw:text-box>
        </draw:frame>
        <draw:frame draw:style-name="gr4" draw:text-style-name="P5" draw:layer="layout" svg:width="1.822cm" svg:height="0.357cm" svg:x="1.947cm" svg:y="22.398cm">
          <draw:text-box>
            <text:p text:style-name="P4"><text:span text:style-name="T6">FIELD NAME</text:span></text:p>
          </draw:text-box>
        </draw:frame>
        <draw:frame draw:style-name="gr4" draw:text-style-name="P5" draw:layer="layout" svg:width="3.452cm" svg:height="0.357cm" svg:x="6.843cm" svg:y="22.398cm">
          <draw:text-box>
            <text:p text:style-name="P4"><text:span text:style-name="T6">DATA TYPE / FIELD SIZE</text:span></text:p>
          </draw:text-box>
        </draw:frame>
        <draw:frame draw:style-name="gr4" draw:text-style-name="P5" draw:layer="layout" svg:width="2.783cm" svg:height="0.357cm" svg:x="11.94cm" svg:y="22.398cm">
          <draw:text-box>
            <text:p text:style-name="P4"><text:span text:style-name="T6">REQUIRED? NOTES</text:span></text:p>
          </draw:text-box>
        </draw:frame>
        <draw:frame draw:style-name="gr4" draw:text-style-name="P5" draw:layer="layout" svg:width="0.37cm" svg:height="0.357cm" svg:x="1.037cm" svg:y="22.868cm">
          <draw:text-box>
            <text:p text:style-name="P4"><text:span text:style-name="T2">PK</text:span></text:p>
          </draw:text-box>
        </draw:frame>
        <draw:frame draw:style-name="gr4" draw:text-style-name="P5" draw:layer="layout" svg:width="1.331cm" svg:height="0.357cm" svg:x="1.947cm" svg:y="22.868cm">
          <draw:text-box>
            <text:p text:style-name="P4"><text:span text:style-name="T1">SeasonId</text:span></text:p>
          </draw:text-box>
        </draw:frame>
        <draw:frame draw:style-name="gr4" draw:text-style-name="P5" draw:layer="layout" svg:width="0.493cm" svg:height="0.357cm" svg:x="6.843cm" svg:y="22.868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2.868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2.868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92cm" svg:height="0.357cm" svg:x="1.947cm" svg:y="23.338cm">
          <draw:text-box>
            <text:p text:style-name="P4"><text:span text:style-name="T1">SeasonName</text:span></text:p>
          </draw:text-box>
        </draw:frame>
        <draw:frame draw:style-name="gr4" draw:text-style-name="P5" draw:layer="layout" svg:width="2.305cm" svg:height="0.357cm" svg:x="6.843cm" svg:y="23.338cm">
          <draw:text-box>
            <text:p text:style-name="P4"><text:span text:style-name="T2">NVARCHAR (50)</text:span></text:p>
          </draw:text-box>
        </draw:frame>
        <draw:frame draw:style-name="gr4" draw:text-style-name="P5" draw:layer="layout" svg:width="0.355cm" svg:height="0.357cm" svg:x="12.707cm" svg:y="23.338cm">
          <draw:text-box>
            <text:p text:style-name="P4"><text:span text:style-name="T2">Y</text:span></text:p>
          </draw:text-box>
        </draw:frame>
        <draw:frame draw:style-name="gr4" draw:text-style-name="P5" draw:layer="layout" svg:width="1.416cm" svg:height="0.357cm" svg:x="1.947cm" svg:y="23.808cm">
          <draw:text-box>
            <text:p text:style-name="P4"><text:span text:style-name="T1">StartDate</text:span></text:p>
          </draw:text-box>
        </draw:frame>
        <draw:frame draw:style-name="gr4" draw:text-style-name="P5" draw:layer="layout" svg:width="0.777cm" svg:height="0.357cm" svg:x="6.843cm" svg:y="23.808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23.808cm">
          <draw:text-box>
            <text:p text:style-name="P4"><text:span text:style-name="T2">Y</text:span></text:p>
          </draw:text-box>
        </draw:frame>
        <draw:frame draw:style-name="gr4" draw:text-style-name="P5" draw:layer="layout" svg:width="1.255cm" svg:height="0.357cm" svg:x="1.947cm" svg:y="24.277cm">
          <draw:text-box>
            <text:p text:style-name="P4"><text:span text:style-name="T1">EndDate</text:span></text:p>
          </draw:text-box>
        </draw:frame>
        <draw:frame draw:style-name="gr4" draw:text-style-name="P5" draw:layer="layout" svg:width="0.777cm" svg:height="0.357cm" svg:x="6.843cm" svg:y="24.277cm">
          <draw:text-box>
            <text:p text:style-name="P4"><text:span text:style-name="T2">DATE</text:span></text:p>
          </draw:text-box>
        </draw:frame>
        <draw:frame draw:style-name="gr4" draw:text-style-name="P5" draw:layer="layout" svg:width="0.355cm" svg:height="0.357cm" svg:x="12.707cm" svg:y="24.277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25.7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25.7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25.7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25.7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26.343cm">
          <draw:text-box>
            <text:p text:style-name="P4"><text:span text:style-name="T2">PK</text:span></text:p>
          </draw:text-box>
        </draw:frame>
        <draw:frame draw:style-name="gr4" draw:text-style-name="P5" draw:layer="layout" svg:width="1.678cm" svg:height="0.357cm" svg:x="1.947cm" svg:y="26.343cm">
          <draw:text-box>
            <text:p text:style-name="P4"><text:span text:style-name="T1">ComplectId</text:span></text:p>
          </draw:text-box>
        </draw:frame>
        <draw:frame draw:style-name="gr4" draw:text-style-name="P5" draw:layer="layout" svg:width="0.493cm" svg:height="0.357cm" svg:x="6.843cm" svg:y="26.34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343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26.343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848cm" svg:height="0.357cm" svg:x="1.947cm" svg:y="26.813cm">
          <draw:text-box>
            <text:p text:style-name="P4"><text:span text:style-name="T1">MainGoodId</text:span></text:p>
          </draw:text-box>
        </draw:frame>
        <draw:frame draw:style-name="gr4" draw:text-style-name="P5" draw:layer="layout" svg:width="0.493cm" svg:height="0.357cm" svg:x="6.843cm" svg:y="26.81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6.813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6.813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2.153cm" svg:height="0.357cm" svg:x="1.947cm" svg:y="27.283cm">
          <draw:text-box>
            <text:p text:style-name="P4"><text:span text:style-name="T1">SecondGoodId</text:span></text:p>
          </draw:text-box>
        </draw:frame>
        <draw:frame draw:style-name="gr4" draw:text-style-name="P5" draw:layer="layout" svg:width="0.493cm" svg:height="0.357cm" svg:x="6.843cm" svg:y="27.283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7.283cm">
          <draw:text-box>
            <text:p text:style-name="P4"><text:span text:style-name="T2">Y</text:span></text:p>
          </draw:text-box>
        </draw:frame>
        <draw:frame draw:style-name="gr4" draw:text-style-name="P5" draw:layer="layout" svg:width="3.55cm" svg:height="0.357cm" svg:x="13.85cm" svg:y="27.283cm">
          <draw:text-box>
            <text:p text:style-name="P4"><text:span text:style-name="T2">Внешний ключ на Good</text:span></text:p>
          </draw:text-box>
        </draw:frame>
        <draw:frame draw:style-name="gr4" draw:text-style-name="P5" draw:layer="layout" svg:width="3.321cm" svg:height="0.357cm" svg:x="0.855cm" svg:y="12.325cm">
          <draw:text-box>
            <text:p text:style-name="P4"><text:span text:style-name="T4">Sell(История продаж)</text:span></text:p>
          </draw:text-box>
        </draw:frame>
        <draw:frame draw:style-name="gr4" draw:text-style-name="P5" draw:layer="layout" svg:width="4.794cm" svg:height="0.357cm" svg:x="0.855cm" svg:y="25.2cm">
          <draw:text-box>
            <text:p text:style-name="P4"><text:span text:style-name="T4">Complect(Комплементарность)</text:span></text:p>
          </draw:text-box>
        </draw:frame>
        <draw:frame draw:style-name="gr4" draw:text-style-name="P5" draw:layer="layout" svg:width="4.455cm" svg:height="0.357cm" svg:x="0.855cm" svg:y="6.685cm">
          <draw:text-box>
            <text:p text:style-name="P4"><text:span text:style-name="T4">Category(Категории товаров)</text:span></text:p>
          </draw:text-box>
        </draw:frame>
        <draw:frame draw:style-name="gr4" draw:text-style-name="P5" draw:layer="layout" svg:width="1.941cm" svg:height="0.357cm" svg:x="0.855cm" svg:y="9.506cm">
          <draw:text-box>
            <text:p text:style-name="P4"><text:span text:style-name="T4">Store(Склад)</text:span></text:p>
          </draw:text-box>
        </draw:frame>
        <draw:frame draw:style-name="gr4" draw:text-style-name="P5" draw:layer="layout" svg:width="4.159cm" svg:height="0.357cm" svg:x="0.855cm" svg:y="15.801cm">
          <draw:text-box>
            <text:p text:style-name="P4"><text:span text:style-name="T4">Developer(Производитель)</text:span></text:p>
          </draw:text-box>
        </draw:frame>
        <draw:frame draw:style-name="gr4" draw:text-style-name="P5" draw:layer="layout" svg:width="4.544cm" svg:height="0.357cm" svg:x="0.855cm" svg:y="19.091cm">
          <draw:text-box>
            <text:p text:style-name="P4"><text:span text:style-name="T4">SeasonGood(Сезоны товаров)</text:span></text:p>
          </draw:text-box>
        </draw:frame>
        <draw:polygon draw:style-name="gr6" draw:text-style-name="P7" draw:layer="layout" svg:width="0.029cm" svg:height="4.26cm" svg:x="0.512cm" svg:y="1.9cm" svg:viewBox="0 0 30 4261" draw:points="0,4261 30,4261 30,0 0,0">
          <text:p/>
        </draw:polygon>
        <draw:polygon draw:style-name="gr6" draw:text-style-name="P7" draw:layer="layout" svg:width="0.03cm" svg:height="4.23cm" svg:x="20.366cm" svg:y="1.93cm" svg:viewBox="0 0 31 4231" draw:points="0,4231 31,4231 31,0 0,0">
          <text:p/>
        </draw:polygon>
        <draw:polygon draw:style-name="gr6" draw:text-style-name="P7" draw:layer="layout" svg:width="0.029cm" svg:height="4.23cm" svg:x="1.871cm" svg:y="1.93cm" svg:viewBox="0 0 30 4231" draw:points="0,4231 30,4231 30,0 0,0">
          <text:p/>
        </draw:polygon>
        <draw:polygon draw:style-name="gr6" draw:text-style-name="P7" draw:layer="layout" svg:width="0.031cm" svg:height="4.23cm" svg:x="6.765cm" svg:y="1.93cm" svg:viewBox="0 0 32 4231" draw:points="0,4231 32,4231 32,0 0,0">
          <text:p/>
        </draw:polygon>
        <draw:polygon draw:style-name="gr6" draw:text-style-name="P7" draw:layer="layout" svg:width="0.03cm" svg:height="4.23cm" svg:x="11.758cm" svg:y="1.93cm" svg:viewBox="0 0 31 4231" draw:points="0,4231 31,4231 31,0 0,0">
          <text:p/>
        </draw:polygon>
        <draw:polygon draw:style-name="gr6" draw:text-style-name="P7" draw:layer="layout" svg:width="0.03cm" svg:height="4.23cm" svg:x="13.773cm" svg:y="1.93cm" svg:viewBox="0 0 31 4231" draw:points="0,4231 31,4231 31,0 0,0">
          <text:p/>
        </draw:polygon>
        <draw:polygon draw:style-name="gr6" draw:text-style-name="P7" draw:layer="layout" svg:width="0.029cm" svg:height="2.379cm" svg:x="0.512cm" svg:y="6.6cm" svg:viewBox="0 0 30 2380" draw:points="0,2380 30,2380 30,0 0,0">
          <text:p/>
        </draw:polygon>
        <draw:polygon draw:style-name="gr6" draw:text-style-name="P7" draw:layer="layout" svg:width="0.03cm" svg:height="2.349cm" svg:x="20.366cm" svg:y="6.63cm" svg:viewBox="0 0 31 2350" draw:points="0,2350 31,2350 31,0 0,0">
          <text:p/>
        </draw:polygon>
        <draw:polygon draw:style-name="gr6" draw:text-style-name="P7" draw:layer="layout" svg:width="0.029cm" svg:height="1.879cm" svg:x="1.871cm" svg:y="7.1cm" svg:viewBox="0 0 30 1880" draw:points="0,1880 30,1880 30,0 0,0">
          <text:p/>
        </draw:polygon>
        <draw:polygon draw:style-name="gr6" draw:text-style-name="P7" draw:layer="layout" svg:width="0.031cm" svg:height="1.879cm" svg:x="6.765cm" svg:y="7.1cm" svg:viewBox="0 0 32 1880" draw:points="0,1880 32,1880 32,0 0,0">
          <text:p/>
        </draw:polygon>
        <draw:polygon draw:style-name="gr6" draw:text-style-name="P7" draw:layer="layout" svg:width="0.03cm" svg:height="1.879cm" svg:x="11.758cm" svg:y="7.1cm" svg:viewBox="0 0 31 1880" draw:points="0,1880 31,1880 31,0 0,0">
          <text:p/>
        </draw:polygon>
        <draw:polygon draw:style-name="gr6" draw:text-style-name="P7" draw:layer="layout" svg:width="0.03cm" svg:height="1.879cm" svg:x="13.773cm" svg:y="7.1cm" svg:viewBox="0 0 31 1880" draw:points="0,1880 31,1880 31,0 0,0">
          <text:p/>
        </draw:polygon>
        <draw:polygon draw:style-name="gr6" draw:text-style-name="P7" draw:layer="layout" svg:width="0.029cm" svg:height="2.38cm" svg:x="0.512cm" svg:y="9.42cm" svg:viewBox="0 0 30 2381" draw:points="0,2381 30,2381 30,0 0,0">
          <text:p/>
        </draw:polygon>
        <draw:polygon draw:style-name="gr6" draw:text-style-name="P7" draw:layer="layout" svg:width="0.03cm" svg:height="2.35cm" svg:x="20.366cm" svg:y="9.45cm" svg:viewBox="0 0 31 2351" draw:points="0,2351 31,2351 31,0 0,0">
          <text:p/>
        </draw:polygon>
        <draw:polygon draw:style-name="gr6" draw:text-style-name="P7" draw:layer="layout" svg:width="0.029cm" svg:height="1.88cm" svg:x="1.871cm" svg:y="9.92cm" svg:viewBox="0 0 30 1881" draw:points="0,1881 30,1881 30,0 0,0">
          <text:p/>
        </draw:polygon>
        <draw:polygon draw:style-name="gr6" draw:text-style-name="P7" draw:layer="layout" svg:width="0.031cm" svg:height="1.88cm" svg:x="6.765cm" svg:y="9.92cm" svg:viewBox="0 0 32 1881" draw:points="0,1881 32,1881 32,0 0,0">
          <text:p/>
        </draw:polygon>
        <draw:polygon draw:style-name="gr6" draw:text-style-name="P7" draw:layer="layout" svg:width="0.03cm" svg:height="1.88cm" svg:x="11.758cm" svg:y="9.92cm" svg:viewBox="0 0 31 1881" draw:points="0,1881 31,1881 31,0 0,0">
          <text:p/>
        </draw:polygon>
        <draw:polygon draw:style-name="gr6" draw:text-style-name="P7" draw:layer="layout" svg:width="0.03cm" svg:height="1.88cm" svg:x="13.773cm" svg:y="9.92cm" svg:viewBox="0 0 31 1881" draw:points="0,1881 31,1881 31,0 0,0">
          <text:p/>
        </draw:polygon>
        <draw:polygon draw:style-name="gr7" draw:text-style-name="P8" draw:layer="layout" svg:width="0.029cm" svg:height="1.126cm" svg:x="0.512cm" svg:y="12.24cm" svg:viewBox="0 0 30 1127" draw:points="0,1127 30,1127 30,0 0,0">
          <text:p/>
        </draw:polygon>
        <draw:polygon draw:style-name="gr7" draw:text-style-name="P8" draw:layer="layout" svg:width="0.029cm" svg:height="0.627cm" svg:x="1.871cm" svg:y="12.739cm" svg:viewBox="0 0 30 628" draw:points="0,628 30,628 30,0 0,0">
          <text:p/>
        </draw:polygon>
        <draw:polygon draw:style-name="gr7" draw:text-style-name="P8" draw:layer="layout" svg:width="0.031cm" svg:height="0.627cm" svg:x="6.765cm" svg:y="12.739cm" svg:viewBox="0 0 32 628" draw:points="0,628 32,628 32,0 0,0">
          <text:p/>
        </draw:polygon>
        <draw:polygon draw:style-name="gr7" draw:text-style-name="P8" draw:layer="layout" svg:width="0.03cm" svg:height="0.627cm" svg:x="11.758cm" svg:y="12.739cm" svg:viewBox="0 0 31 628" draw:points="0,628 31,628 31,0 0,0">
          <text:p/>
        </draw:polygon>
        <draw:polygon draw:style-name="gr7" draw:text-style-name="P8" draw:layer="layout" svg:width="0.03cm" svg:height="0.627cm" svg:x="13.773cm" svg:y="12.739cm" svg:viewBox="0 0 31 628" draw:points="0,628 31,628 31,0 0,0">
          <text:p/>
        </draw:polygon>
        <draw:polygon draw:style-name="gr7" draw:text-style-name="P8" draw:layer="layout" svg:width="0.03cm" svg:height="1.097cm" svg:x="20.366cm" svg:y="12.269cm" svg:viewBox="0 0 31 1098" draw:points="0,1098 31,1098 31,0 0,0">
          <text:p/>
        </draw:polygon>
        <draw:polygon draw:style-name="gr6" draw:text-style-name="P7" draw:layer="layout" svg:width="0.029cm" svg:height="1.909cm" svg:x="0.512cm" svg:y="13.366cm" svg:viewBox="0 0 30 1910" draw:points="0,1910 30,1910 30,0 0,0">
          <text:p/>
        </draw:polygon>
        <draw:polygon draw:style-name="gr6" draw:text-style-name="P7" draw:layer="layout" svg:width="0.03cm" svg:height="1.879cm" svg:x="20.366cm" svg:y="13.396cm" svg:viewBox="0 0 31 1880" draw:points="0,1880 31,1880 31,0 0,0">
          <text:p/>
        </draw:polygon>
        <draw:polygon draw:style-name="gr6" draw:text-style-name="P7" draw:layer="layout" svg:width="0.029cm" svg:height="1.879cm" svg:x="1.871cm" svg:y="13.396cm" svg:viewBox="0 0 30 1880" draw:points="0,1880 30,1880 30,0 0,0">
          <text:p/>
        </draw:polygon>
        <draw:polygon draw:style-name="gr6" draw:text-style-name="P7" draw:layer="layout" svg:width="0.031cm" svg:height="1.879cm" svg:x="6.765cm" svg:y="13.396cm" svg:viewBox="0 0 32 1880" draw:points="0,1880 32,1880 32,0 0,0">
          <text:p/>
        </draw:polygon>
        <draw:polygon draw:style-name="gr6" draw:text-style-name="P7" draw:layer="layout" svg:width="0.03cm" svg:height="1.879cm" svg:x="11.758cm" svg:y="13.396cm" svg:viewBox="0 0 31 1880" draw:points="0,1880 31,1880 31,0 0,0">
          <text:p/>
        </draw:polygon>
        <draw:polygon draw:style-name="gr6" draw:text-style-name="P7" draw:layer="layout" svg:width="0.03cm" svg:height="1.879cm" svg:x="13.773cm" svg:y="13.396cm" svg:viewBox="0 0 31 1880" draw:points="0,1880 31,1880 31,0 0,0">
          <text:p/>
        </draw:polygon>
        <draw:polygon draw:style-name="gr6" draw:text-style-name="P7" draw:layer="layout" svg:width="0.029cm" svg:height="2.379cm" svg:x="0.512cm" svg:y="15.716cm" svg:viewBox="0 0 30 2380" draw:points="0,2380 30,2380 30,0 0,0">
          <text:p/>
        </draw:polygon>
        <draw:polygon draw:style-name="gr6" draw:text-style-name="P7" draw:layer="layout" svg:width="0.03cm" svg:height="2.349cm" svg:x="20.366cm" svg:y="15.746cm" svg:viewBox="0 0 31 2350" draw:points="0,2350 31,2350 31,0 0,0">
          <text:p/>
        </draw:polygon>
        <draw:polygon draw:style-name="gr6" draw:text-style-name="P7" draw:layer="layout" svg:width="0.029cm" svg:height="1.879cm" svg:x="1.871cm" svg:y="16.216cm" svg:viewBox="0 0 30 1880" draw:points="0,1880 30,1880 30,0 0,0">
          <text:p/>
        </draw:polygon>
        <draw:polygon draw:style-name="gr6" draw:text-style-name="P7" draw:layer="layout" svg:width="0.031cm" svg:height="1.879cm" svg:x="6.765cm" svg:y="16.216cm" svg:viewBox="0 0 32 1880" draw:points="0,1880 32,1880 32,0 0,0">
          <text:p/>
        </draw:polygon>
        <draw:polygon draw:style-name="gr6" draw:text-style-name="P7" draw:layer="layout" svg:width="0.03cm" svg:height="1.879cm" svg:x="11.758cm" svg:y="16.216cm" svg:viewBox="0 0 31 1880" draw:points="0,1880 31,1880 31,0 0,0">
          <text:p/>
        </draw:polygon>
        <draw:polygon draw:style-name="gr6" draw:text-style-name="P7" draw:layer="layout" svg:width="0.03cm" svg:height="1.879cm" svg:x="13.773cm" svg:y="16.216cm" svg:viewBox="0 0 31 1880" draw:points="0,1880 31,1880 31,0 0,0">
          <text:p/>
        </draw:polygon>
        <draw:polygon draw:style-name="gr6" draw:text-style-name="P7" draw:layer="layout" svg:width="0.029cm" svg:height="2.38cm" svg:x="0.512cm" svg:y="19.005cm" svg:viewBox="0 0 30 2381" draw:points="0,2381 30,2381 30,0 0,0">
          <text:p/>
        </draw:polygon>
        <draw:polygon draw:style-name="gr6" draw:text-style-name="P7" draw:layer="layout" svg:width="0.03cm" svg:height="2.35cm" svg:x="20.366cm" svg:y="19.035cm" svg:viewBox="0 0 31 2351" draw:points="0,2351 31,2351 31,0 0,0">
          <text:p/>
        </draw:polygon>
        <draw:polygon draw:style-name="gr6" draw:text-style-name="P7" draw:layer="layout" svg:width="0.029cm" svg:height="1.88cm" svg:x="1.871cm" svg:y="19.505cm" svg:viewBox="0 0 30 1881" draw:points="0,1881 30,1881 30,0 0,0">
          <text:p/>
        </draw:polygon>
        <draw:polygon draw:style-name="gr6" draw:text-style-name="P7" draw:layer="layout" svg:width="0.031cm" svg:height="1.88cm" svg:x="6.765cm" svg:y="19.505cm" svg:viewBox="0 0 32 1881" draw:points="0,1881 32,1881 32,0 0,0">
          <text:p/>
        </draw:polygon>
        <draw:polygon draw:style-name="gr6" draw:text-style-name="P7" draw:layer="layout" svg:width="0.03cm" svg:height="1.88cm" svg:x="11.758cm" svg:y="19.505cm" svg:viewBox="0 0 31 1881" draw:points="0,1881 31,1881 31,0 0,0">
          <text:p/>
        </draw:polygon>
        <draw:polygon draw:style-name="gr6" draw:text-style-name="P7" draw:layer="layout" svg:width="0.03cm" svg:height="1.88cm" svg:x="13.773cm" svg:y="19.505cm" svg:viewBox="0 0 31 1881" draw:points="0,1881 31,1881 31,0 0,0">
          <text:p/>
        </draw:polygon>
        <draw:polygon draw:style-name="gr6" draw:text-style-name="P7" draw:layer="layout" svg:width="0.029cm" svg:height="2.849cm" svg:x="0.512cm" svg:y="21.826cm" svg:viewBox="0 0 30 2850" draw:points="0,2850 30,2850 30,0 0,0">
          <text:p/>
        </draw:polygon>
        <draw:polygon draw:style-name="gr6" draw:text-style-name="P7" draw:layer="layout" svg:width="0.03cm" svg:height="2.82cm" svg:x="20.366cm" svg:y="21.855cm" svg:viewBox="0 0 31 2821" draw:points="0,2821 31,2821 31,0 0,0">
          <text:p/>
        </draw:polygon>
        <draw:polygon draw:style-name="gr6" draw:text-style-name="P7" draw:layer="layout" svg:width="0.029cm" svg:height="2.35cm" svg:x="1.871cm" svg:y="22.325cm" svg:viewBox="0 0 30 2351" draw:points="0,2351 30,2351 30,0 0,0">
          <text:p/>
        </draw:polygon>
        <draw:polygon draw:style-name="gr6" draw:text-style-name="P7" draw:layer="layout" svg:width="0.031cm" svg:height="2.35cm" svg:x="6.765cm" svg:y="22.325cm" svg:viewBox="0 0 32 2351" draw:points="0,2351 32,2351 32,0 0,0">
          <text:p/>
        </draw:polygon>
        <draw:polygon draw:style-name="gr6" draw:text-style-name="P7" draw:layer="layout" svg:width="0.03cm" svg:height="2.35cm" svg:x="11.758cm" svg:y="22.325cm" svg:viewBox="0 0 31 2351" draw:points="0,2351 31,2351 31,0 0,0">
          <text:p/>
        </draw:polygon>
        <draw:polygon draw:style-name="gr6" draw:text-style-name="P7" draw:layer="layout" svg:width="0.03cm" svg:height="2.35cm" svg:x="13.773cm" svg:y="22.325cm" svg:viewBox="0 0 31 2351" draw:points="0,2351 31,2351 31,0 0,0">
          <text:p/>
        </draw:polygon>
        <draw:polygon draw:style-name="gr7" draw:text-style-name="P8" draw:layer="layout" svg:width="0.029cm" svg:height="1.126cm" svg:x="0.512cm" svg:y="25.115cm" svg:viewBox="0 0 30 1127" draw:points="0,1127 30,1127 30,0 0,0">
          <text:p/>
        </draw:polygon>
        <draw:polygon draw:style-name="gr7" draw:text-style-name="P8" draw:layer="layout" svg:width="0.029cm" svg:height="0.626cm" svg:x="1.871cm" svg:y="25.615cm" svg:viewBox="0 0 30 627" draw:points="0,627 30,627 30,0 0,0">
          <text:p/>
        </draw:polygon>
        <draw:polygon draw:style-name="gr7" draw:text-style-name="P8" draw:layer="layout" svg:width="0.031cm" svg:height="0.626cm" svg:x="6.765cm" svg:y="25.615cm" svg:viewBox="0 0 32 627" draw:points="0,627 32,627 32,0 0,0">
          <text:p/>
        </draw:polygon>
        <draw:polygon draw:style-name="gr7" draw:text-style-name="P8" draw:layer="layout" svg:width="0.03cm" svg:height="0.626cm" svg:x="11.758cm" svg:y="25.615cm" svg:viewBox="0 0 31 627" draw:points="0,627 31,627 31,0 0,0">
          <text:p/>
        </draw:polygon>
        <draw:polygon draw:style-name="gr7" draw:text-style-name="P8" draw:layer="layout" svg:width="0.03cm" svg:height="0.626cm" svg:x="13.773cm" svg:y="25.615cm" svg:viewBox="0 0 31 627" draw:points="0,627 31,627 31,0 0,0">
          <text:p/>
        </draw:polygon>
        <draw:polygon draw:style-name="gr7" draw:text-style-name="P8" draw:layer="layout" svg:width="0.03cm" svg:height="1.096cm" svg:x="20.366cm" svg:y="25.145cm" svg:viewBox="0 0 31 1097" draw:points="0,1097 31,1097 31,0 0,0">
          <text:p/>
        </draw:polygon>
        <draw:polygon draw:style-name="gr6" draw:text-style-name="P7" draw:layer="layout" svg:width="0.029cm" svg:height="1.439cm" svg:x="0.512cm" svg:y="26.241cm" svg:viewBox="0 0 30 1440" draw:points="0,1440 30,1440 30,0 0,0">
          <text:p/>
        </draw:polygon>
        <draw:polygon draw:style-name="gr6" draw:text-style-name="P7" draw:layer="layout" svg:width="0.029cm" svg:height="1.409cm" svg:x="1.871cm" svg:y="26.271cm" svg:viewBox="0 0 30 1410" draw:points="0,1410 30,1410 30,0 0,0">
          <text:p/>
        </draw:polygon>
        <draw:polygon draw:style-name="gr6" draw:text-style-name="P7" draw:layer="layout" svg:width="0.031cm" svg:height="1.409cm" svg:x="6.765cm" svg:y="26.271cm" svg:viewBox="0 0 32 1410" draw:points="0,1410 32,1410 32,0 0,0">
          <text:p/>
        </draw:polygon>
        <draw:polygon draw:style-name="gr6" draw:text-style-name="P7" draw:layer="layout" svg:width="0.03cm" svg:height="1.409cm" svg:x="11.758cm" svg:y="26.271cm" svg:viewBox="0 0 31 1410" draw:points="0,1410 31,1410 31,0 0,0">
          <text:p/>
        </draw:polygon>
        <draw:polygon draw:style-name="gr6" draw:text-style-name="P7" draw:layer="layout" svg:width="0.03cm" svg:height="1.409cm" svg:x="13.773cm" svg:y="26.271cm" svg:viewBox="0 0 31 1410" draw:points="0,1410 31,1410 31,0 0,0">
          <text:p/>
        </draw:polygon>
        <draw:polygon draw:style-name="gr6" draw:text-style-name="P7" draw:layer="layout" svg:width="0.03cm" svg:height="1.409cm" svg:x="20.366cm" svg:y="26.271cm" svg:viewBox="0 0 31 1410" draw:points="0,1410 31,1410 31,0 0,0">
          <text:p/>
        </draw:polygon>
        <draw:polygon draw:style-name="gr6" draw:text-style-name="P7" draw:layer="layout" svg:width="19.855cm" svg:height="0.03cm" svg:x="0.541cm" svg:y="1.9cm" svg:viewBox="0 0 19856 31" draw:points="0,31 19856,31 19856,0 0,0">
          <text:p/>
        </draw:polygon>
        <draw:polygon draw:style-name="gr6" draw:text-style-name="P7" draw:layer="layout" svg:width="19.855cm" svg:height="0.03cm" svg:x="0.541cm" svg:y="2.37cm" svg:viewBox="0 0 19856 31" draw:points="0,31 19856,31 19856,0 0,0">
          <text:p/>
        </draw:polygon>
        <draw:polygon draw:style-name="gr6" draw:text-style-name="P7" draw:layer="layout" svg:width="19.855cm" svg:height="0.03cm" svg:x="0.541cm" svg:y="2.84cm" svg:viewBox="0 0 19856 31" draw:points="0,31 19856,31 19856,0 0,0">
          <text:p/>
        </draw:polygon>
        <draw:polygon draw:style-name="gr6" draw:text-style-name="P7" draw:layer="layout" svg:width="19.855cm" svg:height="0.029cm" svg:x="0.541cm" svg:y="3.311cm" svg:viewBox="0 0 19856 30" draw:points="0,30 19856,30 19856,0 0,0">
          <text:p/>
        </draw:polygon>
        <draw:polygon draw:style-name="gr6" draw:text-style-name="P7" draw:layer="layout" svg:width="19.855cm" svg:height="0.029cm" svg:x="0.541cm" svg:y="3.781cm" svg:viewBox="0 0 19856 30" draw:points="0,30 19856,30 19856,0 0,0">
          <text:p/>
        </draw:polygon>
        <draw:polygon draw:style-name="gr6" draw:text-style-name="P7" draw:layer="layout" svg:width="19.855cm" svg:height="0.03cm" svg:x="0.541cm" svg:y="4.25cm" svg:viewBox="0 0 19856 31" draw:points="0,31 19856,31 19856,0 0,0">
          <text:p/>
        </draw:polygon>
        <draw:polygon draw:style-name="gr6" draw:text-style-name="P7" draw:layer="layout" svg:width="19.855cm" svg:height="0.03cm" svg:x="0.541cm" svg:y="4.72cm" svg:viewBox="0 0 19856 31" draw:points="0,31 19856,31 19856,0 0,0">
          <text:p/>
        </draw:polygon>
        <draw:polygon draw:style-name="gr6" draw:text-style-name="P7" draw:layer="layout" svg:width="19.855cm" svg:height="0.03cm" svg:x="0.541cm" svg:y="5.19cm" svg:viewBox="0 0 19856 31" draw:points="0,31 19856,31 19856,0 0,0">
          <text:p/>
        </draw:polygon>
        <draw:polygon draw:style-name="gr6" draw:text-style-name="P7" draw:layer="layout" svg:width="19.855cm" svg:height="0.03cm" svg:x="0.541cm" svg:y="5.66cm" svg:viewBox="0 0 19856 31" draw:points="0,31 19856,31 19856,0 0,0">
          <text:p/>
        </draw:polygon>
        <draw:polygon draw:style-name="gr6" draw:text-style-name="P7" draw:layer="layout" svg:width="19.855cm" svg:height="0.03cm" svg:x="0.541cm" svg:y="6.13cm" svg:viewBox="0 0 19856 31" draw:points="0,31 19856,31 19856,0 0,0">
          <text:p/>
        </draw:polygon>
        <draw:polygon draw:style-name="gr6" draw:text-style-name="P7" draw:layer="layout" svg:width="19.855cm" svg:height="0.03cm" svg:x="0.541cm" svg:y="6.6cm" svg:viewBox="0 0 19856 31" draw:points="0,31 19856,31 19856,0 0,0">
          <text:p/>
        </draw:polygon>
        <draw:polygon draw:style-name="gr6" draw:text-style-name="P7" draw:layer="layout" svg:width="19.855cm" svg:height="0.03cm" svg:x="0.541cm" svg:y="7.07cm" svg:viewBox="0 0 19856 31" draw:points="0,31 19856,31 19856,0 0,0">
          <text:p/>
        </draw:polygon>
        <draw:polygon draw:style-name="gr6" draw:text-style-name="P7" draw:layer="layout" svg:width="19.855cm" svg:height="0.029cm" svg:x="0.541cm" svg:y="7.54cm" svg:viewBox="0 0 19856 30" draw:points="0,30 19856,30 19856,0 0,0">
          <text:p/>
        </draw:polygon>
        <draw:polygon draw:style-name="gr6" draw:text-style-name="P7" draw:layer="layout" svg:width="19.855cm" svg:height="0.029cm" svg:x="0.541cm" svg:y="8.01cm" svg:viewBox="0 0 19856 30" draw:points="0,30 19856,30 19856,0 0,0">
          <text:p/>
        </draw:polygon>
        <draw:polygon draw:style-name="gr6" draw:text-style-name="P7" draw:layer="layout" svg:width="19.855cm" svg:height="0.029cm" svg:x="0.541cm" svg:y="8.48cm" svg:viewBox="0 0 19856 30" draw:points="0,30 19856,30 19856,0 0,0">
          <text:p/>
        </draw:polygon>
        <draw:polygon draw:style-name="gr6" draw:text-style-name="P7" draw:layer="layout" svg:width="19.855cm" svg:height="0.03cm" svg:x="0.541cm" svg:y="8.949cm" svg:viewBox="0 0 19856 31" draw:points="0,31 19856,31 19856,0 0,0">
          <text:p/>
        </draw:polygon>
        <draw:polygon draw:style-name="gr6" draw:text-style-name="P7" draw:layer="layout" svg:width="19.855cm" svg:height="0.03cm" svg:x="0.541cm" svg:y="9.42cm" svg:viewBox="0 0 19856 31" draw:points="0,31 19856,31 19856,0 0,0">
          <text:p/>
        </draw:polygon>
        <draw:polygon draw:style-name="gr6" draw:text-style-name="P7" draw:layer="layout" svg:width="19.855cm" svg:height="0.03cm" svg:x="0.541cm" svg:y="9.89cm" svg:viewBox="0 0 19856 31" draw:points="0,31 19856,31 19856,0 0,0">
          <text:p/>
        </draw:polygon>
        <draw:polygon draw:style-name="gr6" draw:text-style-name="P7" draw:layer="layout" svg:width="19.855cm" svg:height="0.03cm" svg:x="0.541cm" svg:y="10.36cm" svg:viewBox="0 0 19856 31" draw:points="0,31 19856,31 19856,0 0,0">
          <text:p/>
        </draw:polygon>
        <draw:polygon draw:style-name="gr6" draw:text-style-name="P7" draw:layer="layout" svg:width="19.855cm" svg:height="0.03cm" svg:x="0.541cm" svg:y="10.83cm" svg:viewBox="0 0 19856 31" draw:points="0,31 19856,31 19856,0 0,0">
          <text:p/>
        </draw:polygon>
        <draw:polygon draw:style-name="gr6" draw:text-style-name="P7" draw:layer="layout" svg:width="19.855cm" svg:height="0.03cm" svg:x="0.541cm" svg:y="11.3cm" svg:viewBox="0 0 19856 31" draw:points="0,31 19856,31 19856,0 0,0">
          <text:p/>
        </draw:polygon>
        <draw:polygon draw:style-name="gr6" draw:text-style-name="P7" draw:layer="layout" svg:width="19.855cm" svg:height="0.03cm" svg:x="0.541cm" svg:y="11.77cm" svg:viewBox="0 0 19856 31" draw:points="0,31 19856,31 19856,0 0,0">
          <text:p/>
        </draw:polygon>
        <draw:polygon draw:style-name="gr7" draw:text-style-name="P8" draw:layer="layout" svg:width="19.855cm" svg:height="0.029cm" svg:x="0.541cm" svg:y="12.24cm" svg:viewBox="0 0 19856 30" draw:points="0,30 19856,30 19856,0 0,0">
          <text:p/>
        </draw:polygon>
        <draw:polygon draw:style-name="gr7" draw:text-style-name="P8" draw:layer="layout" svg:width="19.855cm" svg:height="0.029cm" svg:x="0.541cm" svg:y="12.71cm" svg:viewBox="0 0 19856 30" draw:points="0,30 19856,30 19856,0 0,0">
          <text:p/>
        </draw:polygon>
        <draw:polygon draw:style-name="gr6" draw:text-style-name="P7" draw:layer="layout" svg:width="19.855cm" svg:height="0.03cm" svg:x="0.541cm" svg:y="13.366cm" svg:viewBox="0 0 19856 31" draw:points="0,31 19856,31 19856,0 0,0">
          <text:p/>
        </draw:polygon>
        <draw:polygon draw:style-name="gr6" draw:text-style-name="P7" draw:layer="layout" svg:width="19.855cm" svg:height="0.029cm" svg:x="0.541cm" svg:y="13.836cm" svg:viewBox="0 0 19856 30" draw:points="0,30 19856,30 19856,0 0,0">
          <text:p/>
        </draw:polygon>
        <draw:polygon draw:style-name="gr6" draw:text-style-name="P7" draw:layer="layout" svg:width="19.855cm" svg:height="0.029cm" svg:x="0.541cm" svg:y="14.306cm" svg:viewBox="0 0 19856 30" draw:points="0,30 19856,30 19856,0 0,0">
          <text:p/>
        </draw:polygon>
        <draw:polygon draw:style-name="gr6" draw:text-style-name="P7" draw:layer="layout" svg:width="19.855cm" svg:height="0.029cm" svg:x="0.541cm" svg:y="14.776cm" svg:viewBox="0 0 19856 30" draw:points="0,30 19856,30 19856,0 0,0">
          <text:p/>
        </draw:polygon>
        <draw:polygon draw:style-name="gr6" draw:text-style-name="P7" draw:layer="layout" svg:width="19.855cm" svg:height="0.03cm" svg:x="0.541cm" svg:y="15.245cm" svg:viewBox="0 0 19856 31" draw:points="0,31 19856,31 19856,0 0,0">
          <text:p/>
        </draw:polygon>
        <draw:polygon draw:style-name="gr6" draw:text-style-name="P7" draw:layer="layout" svg:width="19.855cm" svg:height="0.03cm" svg:x="0.541cm" svg:y="15.716cm" svg:viewBox="0 0 19856 31" draw:points="0,31 19856,31 19856,0 0,0">
          <text:p/>
        </draw:polygon>
        <draw:polygon draw:style-name="gr6" draw:text-style-name="P7" draw:layer="layout" svg:width="19.855cm" svg:height="0.03cm" svg:x="0.541cm" svg:y="16.186cm" svg:viewBox="0 0 19856 31" draw:points="0,31 19856,31 19856,0 0,0">
          <text:p/>
        </draw:polygon>
        <draw:polygon draw:style-name="gr6" draw:text-style-name="P7" draw:layer="layout" svg:width="19.855cm" svg:height="0.03cm" svg:x="0.541cm" svg:y="16.656cm" svg:viewBox="0 0 19856 31" draw:points="0,31 19856,31 19856,0 0,0">
          <text:p/>
        </draw:polygon>
        <draw:polygon draw:style-name="gr6" draw:text-style-name="P7" draw:layer="layout" svg:width="19.855cm" svg:height="0.029cm" svg:x="0.541cm" svg:y="17.126cm" svg:viewBox="0 0 19856 30" draw:points="0,30 19856,30 19856,0 0,0">
          <text:p/>
        </draw:polygon>
        <draw:polygon draw:style-name="gr6" draw:text-style-name="P7" draw:layer="layout" svg:width="19.855cm" svg:height="0.029cm" svg:x="0.541cm" svg:y="17.596cm" svg:viewBox="0 0 19856 30" draw:points="0,30 19856,30 19856,0 0,0">
          <text:p/>
        </draw:polygon>
        <draw:polygon draw:style-name="gr6" draw:text-style-name="P7" draw:layer="layout" svg:width="19.855cm" svg:height="0.029cm" svg:x="0.541cm" svg:y="18.066cm" svg:viewBox="0 0 19856 30" draw:points="0,30 19856,30 19856,0 0,0">
          <text:p/>
        </draw:polygon>
        <draw:polygon draw:style-name="gr6" draw:text-style-name="P7" draw:layer="layout" svg:width="19.855cm" svg:height="0.03cm" svg:x="0.541cm" svg:y="19.005cm" svg:viewBox="0 0 19856 31" draw:points="0,31 19856,31 19856,0 0,0">
          <text:p/>
        </draw:polygon>
        <draw:polygon draw:style-name="gr6" draw:text-style-name="P7" draw:layer="layout" svg:width="19.855cm" svg:height="0.03cm" svg:x="0.541cm" svg:y="19.475cm" svg:viewBox="0 0 19856 31" draw:points="0,31 19856,31 19856,0 0,0">
          <text:p/>
        </draw:polygon>
        <draw:polygon draw:style-name="gr6" draw:text-style-name="P7" draw:layer="layout" svg:width="19.855cm" svg:height="0.03cm" svg:x="0.541cm" svg:y="19.945cm" svg:viewBox="0 0 19856 31" draw:points="0,31 19856,31 19856,0 0,0">
          <text:p/>
        </draw:polygon>
        <draw:polygon draw:style-name="gr6" draw:text-style-name="P7" draw:layer="layout" svg:width="19.855cm" svg:height="0.03cm" svg:x="0.541cm" svg:y="20.415cm" svg:viewBox="0 0 19856 31" draw:points="0,31 19856,31 19856,0 0,0">
          <text:p/>
        </draw:polygon>
        <draw:polygon draw:style-name="gr6" draw:text-style-name="P7" draw:layer="layout" svg:width="19.855cm" svg:height="0.03cm" svg:x="0.541cm" svg:y="20.885cm" svg:viewBox="0 0 19856 31" draw:points="0,31 19856,31 19856,0 0,0">
          <text:p/>
        </draw:polygon>
        <draw:polygon draw:style-name="gr6" draw:text-style-name="P7" draw:layer="layout" svg:width="19.855cm" svg:height="0.03cm" svg:x="0.541cm" svg:y="21.355cm" svg:viewBox="0 0 19856 31" draw:points="0,31 19856,31 19856,0 0,0">
          <text:p/>
        </draw:polygon>
        <draw:polygon draw:style-name="gr6" draw:text-style-name="P7" draw:layer="layout" svg:width="19.855cm" svg:height="0.029cm" svg:x="0.541cm" svg:y="21.826cm" svg:viewBox="0 0 19856 30" draw:points="0,30 19856,30 19856,0 0,0">
          <text:p/>
        </draw:polygon>
        <draw:polygon draw:style-name="gr6" draw:text-style-name="P7" draw:layer="layout" svg:width="19.855cm" svg:height="0.029cm" svg:x="0.541cm" svg:y="22.296cm" svg:viewBox="0 0 19856 30" draw:points="0,30 19856,30 19856,0 0,0">
          <text:p/>
        </draw:polygon>
        <draw:polygon draw:style-name="gr6" draw:text-style-name="P7" draw:layer="layout" svg:width="19.855cm" svg:height="0.029cm" svg:x="0.541cm" svg:y="22.766cm" svg:viewBox="0 0 19856 30" draw:points="0,30 19856,30 19856,0 0,0">
          <text:p/>
        </draw:polygon>
        <draw:polygon draw:style-name="gr6" draw:text-style-name="P7" draw:layer="layout" svg:width="19.855cm" svg:height="0.029cm" svg:x="0.541cm" svg:y="23.236cm" svg:viewBox="0 0 19856 30" draw:points="0,30 19856,30 19856,0 0,0">
          <text:p/>
        </draw:polygon>
        <draw:polygon draw:style-name="gr6" draw:text-style-name="P7" draw:layer="layout" svg:width="19.855cm" svg:height="0.03cm" svg:x="0.541cm" svg:y="23.705cm" svg:viewBox="0 0 19856 31" draw:points="0,31 19856,31 19856,0 0,0">
          <text:p/>
        </draw:polygon>
        <draw:polygon draw:style-name="gr6" draw:text-style-name="P7" draw:layer="layout" svg:width="19.855cm" svg:height="0.03cm" svg:x="0.541cm" svg:y="24.175cm" svg:viewBox="0 0 19856 31" draw:points="0,31 19856,31 19856,0 0,0">
          <text:p/>
        </draw:polygon>
        <draw:polygon draw:style-name="gr6" draw:text-style-name="P7" draw:layer="layout" svg:width="19.855cm" svg:height="0.03cm" svg:x="0.541cm" svg:y="24.645cm" svg:viewBox="0 0 19856 31" draw:points="0,31 19856,31 19856,0 0,0">
          <text:p/>
        </draw:polygon>
        <draw:polygon draw:style-name="gr7" draw:text-style-name="P8" draw:layer="layout" svg:width="19.855cm" svg:height="0.03cm" svg:x="0.541cm" svg:y="25.115cm" svg:viewBox="0 0 19856 31" draw:points="0,31 19856,31 19856,0 0,0">
          <text:p/>
        </draw:polygon>
        <draw:polygon draw:style-name="gr7" draw:text-style-name="P8" draw:layer="layout" svg:width="19.855cm" svg:height="0.03cm" svg:x="0.541cm" svg:y="25.585cm" svg:viewBox="0 0 19856 31" draw:points="0,31 19856,31 19856,0 0,0">
          <text:p/>
        </draw:polygon>
        <draw:polygon draw:style-name="gr6" draw:text-style-name="P7" draw:layer="layout" svg:width="19.855cm" svg:height="0.03cm" svg:x="0.541cm" svg:y="26.241cm" svg:viewBox="0 0 19856 31" draw:points="0,31 19856,31 19856,0 0,0">
          <text:p/>
        </draw:polygon>
        <draw:polygon draw:style-name="gr6" draw:text-style-name="P7" draw:layer="layout" svg:width="19.855cm" svg:height="0.03cm" svg:x="0.541cm" svg:y="26.711cm" svg:viewBox="0 0 19856 31" draw:points="0,31 19856,31 19856,0 0,0">
          <text:p/>
        </draw:polygon>
        <draw:polygon draw:style-name="gr6" draw:text-style-name="P7" draw:layer="layout" svg:width="19.855cm" svg:height="0.03cm" svg:x="0.541cm" svg:y="27.181cm" svg:viewBox="0 0 19856 31" draw:points="0,31 19856,31 19856,0 0,0">
          <text:p/>
        </draw:polygon>
        <draw:polygon draw:style-name="gr6" draw:text-style-name="P7" draw:layer="layout" svg:width="19.855cm" svg:height="0.029cm" svg:x="0.541cm" svg:y="27.651cm" svg:viewBox="0 0 19856 30" draw:points="0,30 19856,30 19856,0 0,0">
          <text:p/>
        </draw:polygon>
        <draw:frame draw:style-name="gr4" draw:text-style-name="P5" draw:layer="layout" svg:width="2.423cm" svg:height="0.357cm" svg:x="0.588cm" svg:y="21.911cm">
          <draw:text-box>
            <text:p text:style-name="P4"><text:span text:style-name="T4">Season(Сезоны)</text:span></text:p>
          </draw:text-box>
        </draw:frame>
      </draw:page>
      <draw:page draw:name="page3" draw:style-name="dp1" draw:master-page-name="master-page38">
        <draw:polygon draw:style-name="gr1" draw:text-style-name="P1" draw:layer="layout" svg:width="19.859cm" svg:height="0.686cm" svg:x="0.524cm" svg:y="2.853cm" svg:viewBox="0 0 19860 687" draw:points="0,687 19860,687 19860,0 0,0">
          <text:p/>
        </draw:polygon>
        <draw:polygon draw:style-name="gr3" draw:text-style-name="P3" draw:layer="layout" svg:width="19.859cm" svg:height="0.66cm" svg:x="0.524cm" svg:y="3.535cm" svg:viewBox="0 0 19860 661" draw:points="0,661 19860,661 19860,0 0,0">
          <text:p/>
        </draw:polygon>
        <draw:polygon draw:style-name="gr1" draw:text-style-name="P1" draw:layer="layout" svg:width="19.859cm" svg:height="0.475cm" svg:x="0.524cm" svg:y="8.89cm" svg:viewBox="0 0 19860 476" draw:points="0,476 19860,476 19860,0 0,0">
          <text:p/>
        </draw:polygon>
        <draw:polygon draw:style-name="gr3" draw:text-style-name="P3" draw:layer="layout" svg:width="19.859cm" svg:height="0.474cm" svg:x="0.524cm" svg:y="9.361cm" svg:viewBox="0 0 19860 475" draw:points="0,475 19860,475 19860,0 0,0">
          <text:p/>
        </draw:polygon>
        <draw:polygon draw:style-name="gr1" draw:text-style-name="P1" draw:layer="layout" svg:width="19.859cm" svg:height="0.474cm" svg:x="0.524cm" svg:y="13.12cm" svg:viewBox="0 0 19860 475" draw:points="0,475 19860,475 19860,0 0,0">
          <text:p/>
        </draw:polygon>
        <draw:polygon draw:style-name="gr3" draw:text-style-name="P3" draw:layer="layout" svg:width="19.859cm" svg:height="0.474cm" svg:x="0.524cm" svg:y="13.59cm" svg:viewBox="0 0 19860 475" draw:points="0,475 19860,475 19860,0 0,0">
          <text:p/>
        </draw:polygon>
        <draw:polygon draw:style-name="gr1" draw:text-style-name="P1" draw:layer="layout" svg:width="19.859cm" svg:height="0.474cm" svg:x="0.524cm" svg:y="18.76cm" svg:viewBox="0 0 19860 475" draw:points="0,475 19860,475 19860,0 0,0">
          <text:p/>
        </draw:polygon>
        <draw:polygon draw:style-name="gr3" draw:text-style-name="P3" draw:layer="layout" svg:width="19.859cm" svg:height="0.474cm" svg:x="0.524cm" svg:y="19.23cm" svg:viewBox="0 0 19860 475" draw:points="0,475 19860,475 19860,0 0,0">
          <text:p/>
        </draw:polygon>
        <draw:frame draw:style-name="gr4" draw:text-style-name="P5" draw:layer="layout" svg:width="0.557cm" svg:height="0.357cm" svg:x="0.944cm" svg:y="3.71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3.71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3.71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3.71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4.281cm">
          <draw:text-box>
            <text:p text:style-name="P4"><text:span text:style-name="T2">PK</text:span></text:p>
          </draw:text-box>
        </draw:frame>
        <draw:frame draw:style-name="gr4" draw:text-style-name="P5" draw:layer="layout" svg:width="1.344cm" svg:height="0.357cm" svg:x="1.947cm" svg:y="4.281cm">
          <draw:text-box>
            <text:p text:style-name="P4"><text:span text:style-name="T1">ServiceId</text:span></text:p>
          </draw:text-box>
        </draw:frame>
        <draw:frame draw:style-name="gr4" draw:text-style-name="P5" draw:layer="layout" svg:width="0.493cm" svg:height="0.357cm" svg:x="6.843cm" svg:y="4.281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4.281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4.281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932cm" svg:height="0.357cm" svg:x="1.947cm" svg:y="4.751cm">
          <draw:text-box>
            <text:p text:style-name="P4"><text:span text:style-name="T1">ServiceName</text:span></text:p>
          </draw:text-box>
        </draw:frame>
        <draw:frame draw:style-name="gr4" draw:text-style-name="P5" draw:layer="layout" svg:width="2.487cm" svg:height="0.357cm" svg:x="6.843cm" svg:y="4.751cm">
          <draw:text-box>
            <text:p text:style-name="P4"><text:span text:style-name="T2">NVARCHAR (200)</text:span></text:p>
          </draw:text-box>
        </draw:frame>
        <draw:frame draw:style-name="gr4" draw:text-style-name="P5" draw:layer="layout" svg:width="0.355cm" svg:height="0.357cm" svg:x="12.707cm" svg:y="4.751cm">
          <draw:text-box>
            <text:p text:style-name="P4"><text:span text:style-name="T2">Y</text:span></text:p>
          </draw:text-box>
        </draw:frame>
        <draw:frame draw:style-name="gr4" draw:text-style-name="P5" draw:layer="layout" svg:width="2.749cm" svg:height="0.357cm" svg:x="1.947cm" svg:y="5.22cm">
          <draw:text-box>
            <text:p text:style-name="P4"><text:span text:style-name="T1">ServiceDescription</text:span></text:p>
          </draw:text-box>
        </draw:frame>
        <draw:frame draw:style-name="gr4" draw:text-style-name="P5" draw:layer="layout" svg:width="2.669cm" svg:height="0.357cm" svg:x="6.843cm" svg:y="5.22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734cm" svg:height="0.357cm" svg:x="1.947cm" svg:y="5.69cm">
          <draw:text-box>
            <text:p text:style-name="P4"><text:span text:style-name="T1">Price</text:span></text:p>
          </draw:text-box>
        </draw:frame>
        <draw:frame draw:style-name="gr4" draw:text-style-name="P5" draw:layer="layout" svg:width="0.933cm" svg:height="0.357cm" svg:x="6.843cm" svg:y="5.69cm">
          <draw:text-box>
            <text:p text:style-name="P4"><text:span text:style-name="T2">FLOAT</text:span></text:p>
          </draw:text-box>
        </draw:frame>
        <draw:frame draw:style-name="gr4" draw:text-style-name="P5" draw:layer="layout" svg:width="0.355cm" svg:height="0.357cm" svg:x="12.707cm" svg:y="5.69cm">
          <draw:text-box>
            <text:p text:style-name="P4"><text:span text:style-name="T2">Y</text:span></text:p>
          </draw:text-box>
        </draw:frame>
        <draw:frame draw:style-name="gr4" draw:text-style-name="P5" draw:layer="layout" svg:width="1.738cm" svg:height="0.357cm" svg:x="1.947cm" svg:y="6.16cm">
          <draw:text-box>
            <text:p text:style-name="P4"><text:span text:style-name="T1">TimeLength</text:span></text:p>
          </draw:text-box>
        </draw:frame>
        <draw:frame draw:style-name="gr4" draw:text-style-name="P5" draw:layer="layout" svg:width="0.493cm" svg:height="0.357cm" svg:x="6.843cm" svg:y="6.1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6.16cm">
          <draw:text-box>
            <text:p text:style-name="P4"><text:span text:style-name="T2">Y</text:span></text:p>
          </draw:text-box>
        </draw:frame>
        <draw:frame draw:style-name="gr4" draw:text-style-name="P5" draw:layer="layout" svg:width="1.649cm" svg:height="0.357cm" svg:x="1.947cm" svg:y="6.63cm">
          <draw:text-box>
            <text:p text:style-name="P4"><text:span text:style-name="T1">MainPhoto</text:span></text:p>
          </draw:text-box>
        </draw:frame>
        <draw:frame draw:style-name="gr4" draw:text-style-name="P5" draw:layer="layout" svg:width="2.487cm" svg:height="0.357cm" svg:x="6.843cm" svg:y="6.63cm">
          <draw:text-box>
            <text:p text:style-name="P4"><text:span text:style-name="T2">NVARCHAR (100)</text:span></text:p>
          </draw:text-box>
        </draw:frame>
        <draw:frame draw:style-name="gr4" draw:text-style-name="P5" draw:layer="layout" svg:width="0.355cm" svg:height="0.357cm" svg:x="12.707cm" svg:y="6.63cm">
          <draw:text-box>
            <text:p text:style-name="P4"><text:span text:style-name="T2">Y</text:span></text:p>
          </draw:text-box>
        </draw:frame>
        <draw:frame draw:style-name="gr4" draw:text-style-name="P5" draw:layer="layout" svg:width="2.098cm" svg:height="0.357cm" svg:x="1.947cm" svg:y="7.1cm">
          <draw:text-box>
            <text:p text:style-name="P4"><text:span text:style-name="T1">SecondPhotos</text:span></text:p>
          </draw:text-box>
        </draw:frame>
        <draw:frame draw:style-name="gr4" draw:text-style-name="P5" draw:layer="layout" svg:width="2.639cm" svg:height="0.357cm" svg:x="6.843cm" svg:y="7.1cm">
          <draw:text-box>
            <text:p text:style-name="P4"><text:span text:style-name="T2">NVARCHAR (MAX)</text:span></text:p>
          </draw:text-box>
        </draw:frame>
        <draw:frame draw:style-name="gr4" draw:text-style-name="P5" draw:layer="layout" svg:width="1.302cm" svg:height="0.357cm" svg:x="1.947cm" svg:y="7.57cm">
          <draw:text-box>
            <text:p text:style-name="P4"><text:span text:style-name="T1">Discount</text:span></text:p>
          </draw:text-box>
        </draw:frame>
        <draw:frame draw:style-name="gr4" draw:text-style-name="P5" draw:layer="layout" svg:width="0.493cm" svg:height="0.357cm" svg:x="6.843cm" svg:y="7.57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7.57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9.451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9.451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9.451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9.451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9.92cm">
          <draw:text-box>
            <text:p text:style-name="P4"><text:span text:style-name="T2">PK</text:span></text:p>
          </draw:text-box>
        </draw:frame>
        <draw:frame draw:style-name="gr4" draw:text-style-name="P5" draw:layer="layout" svg:width="1.856cm" svg:height="0.357cm" svg:x="1.947cm" svg:y="9.92cm">
          <draw:text-box>
            <text:p text:style-name="P4"><text:span text:style-name="T1">TimeSheetId</text:span></text:p>
          </draw:text-box>
        </draw:frame>
        <draw:frame draw:style-name="gr4" draw:text-style-name="P5" draw:layer="layout" svg:width="0.493cm" svg:height="0.357cm" svg:x="6.843cm" svg:y="9.92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9.92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9.92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399cm" svg:height="0.357cm" svg:x="1.947cm" svg:y="10.39cm">
          <draw:text-box>
            <text:p text:style-name="P4"><text:span text:style-name="T1">WorkerId</text:span></text:p>
          </draw:text-box>
        </draw:frame>
        <draw:frame draw:style-name="gr4" draw:text-style-name="P5" draw:layer="layout" svg:width="0.493cm" svg:height="0.357cm" svg:x="6.843cm" svg:y="10.3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39cm">
          <draw:text-box>
            <text:p text:style-name="P4"><text:span text:style-name="T2">Y</text:span></text:p>
          </draw:text-box>
        </draw:frame>
        <draw:frame draw:style-name="gr4" draw:text-style-name="P5" draw:layer="layout" svg:width="3.854cm" svg:height="0.357cm" svg:x="13.85cm" svg:y="10.39cm">
          <draw:text-box>
            <text:p text:style-name="P4"><text:span text:style-name="T2">Внешний ключ на Worker</text:span></text:p>
          </draw:text-box>
        </draw:frame>
        <draw:frame draw:style-name="gr4" draw:text-style-name="P5" draw:layer="layout" svg:width="1.344cm" svg:height="0.357cm" svg:x="1.947cm" svg:y="10.86cm">
          <draw:text-box>
            <text:p text:style-name="P4"><text:span text:style-name="T1">ServiceId</text:span></text:p>
          </draw:text-box>
        </draw:frame>
        <draw:frame draw:style-name="gr4" draw:text-style-name="P5" draw:layer="layout" svg:width="0.493cm" svg:height="0.357cm" svg:x="6.843cm" svg:y="10.86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0.86cm">
          <draw:text-box>
            <text:p text:style-name="P4"><text:span text:style-name="T2">Y</text:span></text:p>
          </draw:text-box>
        </draw:frame>
        <draw:frame draw:style-name="gr4" draw:text-style-name="P5" draw:layer="layout" svg:width="3.804cm" svg:height="0.357cm" svg:x="13.85cm" svg:y="10.86cm">
          <draw:text-box>
            <text:p text:style-name="P4"><text:span text:style-name="T2">Внешний ключ на Service</text:span></text:p>
          </draw:text-box>
        </draw:frame>
        <draw:frame draw:style-name="gr4" draw:text-style-name="P5" draw:layer="layout" svg:width="1.793cm" svg:height="0.357cm" svg:x="1.947cm" svg:y="11.33cm">
          <draw:text-box>
            <text:p text:style-name="P4"><text:span text:style-name="T1">ServiceTime</text:span></text:p>
          </draw:text-box>
        </draw:frame>
        <draw:frame draw:style-name="gr4" draw:text-style-name="P5" draw:layer="layout" svg:width="0.743cm" svg:height="0.357cm" svg:x="6.843cm" svg:y="11.33cm">
          <draw:text-box>
            <text:p text:style-name="P4"><text:span text:style-name="T2">TIME</text:span></text:p>
          </draw:text-box>
        </draw:frame>
        <draw:frame draw:style-name="gr4" draw:text-style-name="P5" draw:layer="layout" svg:width="0.355cm" svg:height="0.357cm" svg:x="12.707cm" svg:y="11.33cm">
          <draw:text-box>
            <text:p text:style-name="P4"><text:span text:style-name="T2">Y</text:span></text:p>
          </draw:text-box>
        </draw:frame>
        <draw:frame draw:style-name="gr4" draw:text-style-name="P5" draw:layer="layout" svg:width="1.966cm" svg:height="0.357cm" svg:x="1.947cm" svg:y="11.8cm">
          <draw:text-box>
            <text:p text:style-name="P4"><text:span text:style-name="T1">GenderCheck</text:span></text:p>
          </draw:text-box>
        </draw:frame>
        <draw:frame draw:style-name="gr4" draw:text-style-name="P5" draw:layer="layout" svg:width="0.459cm" svg:height="0.357cm" svg:x="6.843cm" svg:y="11.8cm">
          <draw:text-box>
            <text:p text:style-name="P4"><text:span text:style-name="T2">BIT</text:span></text:p>
          </draw:text-box>
        </draw:frame>
        <draw:frame draw:style-name="gr4" draw:text-style-name="P5" draw:layer="layout" svg:width="0.355cm" svg:height="0.357cm" svg:x="12.707cm" svg:y="11.8cm">
          <draw:text-box>
            <text:p text:style-name="P4"><text:span text:style-name="T2">Y</text:span></text:p>
          </draw:text-box>
        </draw:frame>
        <draw:frame draw:style-name="gr4" draw:text-style-name="P5" draw:layer="layout" svg:width="0.557cm" svg:height="0.357cm" svg:x="0.944cm" svg:y="13.68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3.68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3.68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3.68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4.15cm">
          <draw:text-box>
            <text:p text:style-name="P4"><text:span text:style-name="T2">PK</text:span></text:p>
          </draw:text-box>
        </draw:frame>
        <draw:frame draw:style-name="gr4" draw:text-style-name="P5" draw:layer="layout" svg:width="0.942cm" svg:height="0.357cm" svg:x="1.947cm" svg:y="14.15cm">
          <draw:text-box>
            <text:p text:style-name="P4"><text:span text:style-name="T1">VisitId</text:span></text:p>
          </draw:text-box>
        </draw:frame>
        <draw:frame draw:style-name="gr4" draw:text-style-name="P5" draw:layer="layout" svg:width="0.493cm" svg:height="0.357cm" svg:x="6.843cm" svg:y="14.15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15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4.15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1.141cm" svg:height="0.357cm" svg:x="1.947cm" svg:y="14.619cm">
          <draw:text-box>
            <text:p text:style-name="P4"><text:span text:style-name="T1">ClientId</text:span></text:p>
          </draw:text-box>
        </draw:frame>
        <draw:frame draw:style-name="gr4" draw:text-style-name="P5" draw:layer="layout" svg:width="0.493cm" svg:height="0.357cm" svg:x="6.843cm" svg:y="14.61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4.619cm">
          <draw:text-box>
            <text:p text:style-name="P4"><text:span text:style-name="T2">Y</text:span></text:p>
          </draw:text-box>
        </draw:frame>
        <draw:frame draw:style-name="gr4" draw:text-style-name="P5" draw:layer="layout" svg:width="3.6cm" svg:height="0.357cm" svg:x="13.85cm" svg:y="14.619cm">
          <draw:text-box>
            <text:p text:style-name="P4"><text:span text:style-name="T2">Внешний ключ на Client</text:span></text:p>
          </draw:text-box>
        </draw:frame>
        <draw:frame draw:style-name="gr4" draw:text-style-name="P5" draw:layer="layout" svg:width="1.344cm" svg:height="0.357cm" svg:x="1.947cm" svg:y="15.089cm">
          <draw:text-box>
            <text:p text:style-name="P4"><text:span text:style-name="T1">ServiceId</text:span></text:p>
          </draw:text-box>
        </draw:frame>
        <draw:frame draw:style-name="gr4" draw:text-style-name="P5" draw:layer="layout" svg:width="0.493cm" svg:height="0.357cm" svg:x="6.843cm" svg:y="15.08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5.089cm">
          <draw:text-box>
            <text:p text:style-name="P4"><text:span text:style-name="T2">Y</text:span></text:p>
          </draw:text-box>
        </draw:frame>
        <draw:frame draw:style-name="gr4" draw:text-style-name="P5" draw:layer="layout" svg:width="3.804cm" svg:height="0.357cm" svg:x="13.85cm" svg:y="15.089cm">
          <draw:text-box>
            <text:p text:style-name="P4"><text:span text:style-name="T2">Внешний ключ на Service</text:span></text:p>
          </draw:text-box>
        </draw:frame>
        <draw:frame draw:style-name="gr4" draw:text-style-name="P5" draw:layer="layout" svg:width="1.391cm" svg:height="0.357cm" svg:x="1.947cm" svg:y="15.56cm">
          <draw:text-box>
            <text:p text:style-name="P4"><text:span text:style-name="T1">DateRegs</text:span></text:p>
          </draw:text-box>
        </draw:frame>
        <draw:frame draw:style-name="gr4" draw:text-style-name="P5" draw:layer="layout" svg:width="1.518cm" svg:height="0.357cm" svg:x="6.843cm" svg:y="15.56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1.64cm" svg:height="0.357cm" svg:x="1.947cm" svg:y="16.03cm">
          <draw:text-box>
            <text:p text:style-name="P4"><text:span text:style-name="T1">DateActual</text:span></text:p>
          </draw:text-box>
        </draw:frame>
        <draw:frame draw:style-name="gr4" draw:text-style-name="P5" draw:layer="layout" svg:width="1.518cm" svg:height="0.357cm" svg:x="6.843cm" svg:y="16.03cm">
          <draw:text-box>
            <text:p text:style-name="P4"><text:span text:style-name="T2">DATETIME</text:span></text:p>
          </draw:text-box>
        </draw:frame>
        <draw:frame draw:style-name="gr4" draw:text-style-name="P5" draw:layer="layout" svg:width="0.355cm" svg:height="0.357cm" svg:x="12.707cm" svg:y="16.03cm">
          <draw:text-box>
            <text:p text:style-name="P4"><text:span text:style-name="T2">Y</text:span></text:p>
          </draw:text-box>
        </draw:frame>
        <draw:frame draw:style-name="gr4" draw:text-style-name="P5" draw:layer="layout" svg:width="0.645cm" svg:height="0.357cm" svg:x="1.947cm" svg:y="16.5cm">
          <draw:text-box>
            <text:p text:style-name="P4"><text:span text:style-name="T1">Paid</text:span></text:p>
          </draw:text-box>
        </draw:frame>
        <draw:frame draw:style-name="gr4" draw:text-style-name="P5" draw:layer="layout" svg:width="0.459cm" svg:height="0.357cm" svg:x="6.843cm" svg:y="16.5cm">
          <draw:text-box>
            <text:p text:style-name="P4"><text:span text:style-name="T2">BIT</text:span></text:p>
          </draw:text-box>
        </draw:frame>
        <draw:frame draw:style-name="gr4" draw:text-style-name="P5" draw:layer="layout" svg:width="1.179cm" svg:height="0.357cm" svg:x="1.947cm" svg:y="16.97cm">
          <draw:text-box>
            <text:p text:style-name="P4"><text:span text:style-name="T1">Rewiew</text:span></text:p>
          </draw:text-box>
        </draw:frame>
        <draw:frame draw:style-name="gr4" draw:text-style-name="P5" draw:layer="layout" svg:width="2.669cm" svg:height="0.357cm" svg:x="6.843cm" svg:y="16.97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1.678cm" svg:height="0.357cm" svg:x="1.947cm" svg:y="17.44cm">
          <draw:text-box>
            <text:p text:style-name="P4"><text:span text:style-name="T1">Documents</text:span></text:p>
          </draw:text-box>
        </draw:frame>
        <draw:frame draw:style-name="gr4" draw:text-style-name="P5" draw:layer="layout" svg:width="2.669cm" svg:height="0.357cm" svg:x="6.843cm" svg:y="17.44cm">
          <draw:text-box>
            <text:p text:style-name="P4"><text:span text:style-name="T2">NVARCHAR (1000)</text:span></text:p>
          </draw:text-box>
        </draw:frame>
        <draw:frame draw:style-name="gr4" draw:text-style-name="P5" draw:layer="layout" svg:width="0.557cm" svg:height="0.357cm" svg:x="0.944cm" svg:y="19.319cm">
          <draw:text-box>
            <text:p text:style-name="P4"><text:span text:style-name="T1">KEY</text:span></text:p>
          </draw:text-box>
        </draw:frame>
        <draw:frame draw:style-name="gr4" draw:text-style-name="P5" draw:layer="layout" svg:width="1.822cm" svg:height="0.357cm" svg:x="1.947cm" svg:y="19.319cm">
          <draw:text-box>
            <text:p text:style-name="P4"><text:span text:style-name="T1">FIELD NAME</text:span></text:p>
          </draw:text-box>
        </draw:frame>
        <draw:frame draw:style-name="gr4" draw:text-style-name="P5" draw:layer="layout" svg:width="3.452cm" svg:height="0.357cm" svg:x="6.843cm" svg:y="19.319cm">
          <draw:text-box>
            <text:p text:style-name="P4"><text:span text:style-name="T1">DATA TYPE / FIELD SIZE</text:span></text:p>
          </draw:text-box>
        </draw:frame>
        <draw:frame draw:style-name="gr4" draw:text-style-name="P5" draw:layer="layout" svg:width="2.783cm" svg:height="0.357cm" svg:x="11.94cm" svg:y="19.319cm">
          <draw:text-box>
            <text:p text:style-name="P4"><text:span text:style-name="T1">REQUIRED? NOTES</text:span></text:p>
          </draw:text-box>
        </draw:frame>
        <draw:frame draw:style-name="gr4" draw:text-style-name="P5" draw:layer="layout" svg:width="0.37cm" svg:height="0.357cm" svg:x="1.037cm" svg:y="19.789cm">
          <draw:text-box>
            <text:p text:style-name="P4"><text:span text:style-name="T2">PK</text:span></text:p>
          </draw:text-box>
        </draw:frame>
        <draw:frame draw:style-name="gr4" draw:text-style-name="P5" draw:layer="layout" svg:width="1.467cm" svg:height="0.357cm" svg:x="1.947cm" svg:y="19.789cm">
          <draw:text-box>
            <text:p text:style-name="P4"><text:span text:style-name="T1">SellVisitId</text:span></text:p>
          </draw:text-box>
        </draw:frame>
        <draw:frame draw:style-name="gr4" draw:text-style-name="P5" draw:layer="layout" svg:width="0.493cm" svg:height="0.357cm" svg:x="6.843cm" svg:y="19.78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19.789cm">
          <draw:text-box>
            <text:p text:style-name="P4"><text:span text:style-name="T2">Y</text:span></text:p>
          </draw:text-box>
        </draw:frame>
        <draw:frame draw:style-name="gr4" draw:text-style-name="P5" draw:layer="layout" svg:width="2.186cm" svg:height="0.357cm" svg:x="13.85cm" svg:y="19.789cm">
          <draw:text-box>
            <text:p text:style-name="P4"><text:span text:style-name="T2">Autoincrement</text:span></text:p>
          </draw:text-box>
        </draw:frame>
        <draw:frame draw:style-name="gr4" draw:text-style-name="P5" draw:layer="layout" svg:width="0.811cm" svg:height="0.357cm" svg:x="1.947cm" svg:y="20.259cm">
          <draw:text-box>
            <text:p text:style-name="P4"><text:span text:style-name="T1">SellId</text:span></text:p>
          </draw:text-box>
        </draw:frame>
        <draw:frame draw:style-name="gr4" draw:text-style-name="P5" draw:layer="layout" svg:width="0.493cm" svg:height="0.357cm" svg:x="6.843cm" svg:y="20.25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259cm">
          <draw:text-box>
            <text:p text:style-name="P4"><text:span text:style-name="T2">Y</text:span></text:p>
          </draw:text-box>
        </draw:frame>
        <draw:frame draw:style-name="gr4" draw:text-style-name="P5" draw:layer="layout" svg:width="3.27cm" svg:height="0.357cm" svg:x="13.85cm" svg:y="20.259cm">
          <draw:text-box>
            <text:p text:style-name="P4"><text:span text:style-name="T2">Внешний ключ на Sell</text:span></text:p>
          </draw:text-box>
        </draw:frame>
        <draw:frame draw:style-name="gr4" draw:text-style-name="P5" draw:layer="layout" svg:width="0.942cm" svg:height="0.357cm" svg:x="1.947cm" svg:y="20.729cm">
          <draw:text-box>
            <text:p text:style-name="P4"><text:span text:style-name="T1">VisitId</text:span></text:p>
          </draw:text-box>
        </draw:frame>
        <draw:frame draw:style-name="gr4" draw:text-style-name="P5" draw:layer="layout" svg:width="0.493cm" svg:height="0.357cm" svg:x="6.843cm" svg:y="20.729cm">
          <draw:text-box>
            <text:p text:style-name="P4"><text:span text:style-name="T2">INT</text:span></text:p>
          </draw:text-box>
        </draw:frame>
        <draw:frame draw:style-name="gr4" draw:text-style-name="P5" draw:layer="layout" svg:width="0.355cm" svg:height="0.357cm" svg:x="12.707cm" svg:y="20.729cm">
          <draw:text-box>
            <text:p text:style-name="P4"><text:span text:style-name="T2">Y</text:span></text:p>
          </draw:text-box>
        </draw:frame>
        <draw:frame draw:style-name="gr4" draw:text-style-name="P5" draw:layer="layout" svg:width="3.389cm" svg:height="0.357cm" svg:x="13.85cm" svg:y="20.729cm">
          <draw:text-box>
            <text:p text:style-name="P4"><text:span text:style-name="T2">Внешний ключ на Visit</text:span></text:p>
          </draw:text-box>
        </draw:frame>
        <draw:frame draw:style-name="gr4" draw:text-style-name="P5" draw:layer="layout" svg:width="2.305cm" svg:height="0.357cm" svg:x="0.855cm" svg:y="3.032cm">
          <draw:text-box>
            <text:p text:style-name="P4"><text:span text:style-name="T4">Service(Услуги)</text:span></text:p>
          </draw:text-box>
        </draw:frame>
        <draw:frame draw:style-name="gr4" draw:text-style-name="P5" draw:layer="layout" svg:width="3.588cm" svg:height="0.357cm" svg:x="0.855cm" svg:y="8.963cm">
          <draw:text-box>
            <text:p text:style-name="P4"><text:span text:style-name="T4">TimeSheet(Расписание)</text:span></text:p>
          </draw:text-box>
        </draw:frame>
        <draw:frame draw:style-name="gr4" draw:text-style-name="P5" draw:layer="layout" svg:width="2.648cm" svg:height="0.357cm" svg:x="0.855cm" svg:y="13.193cm">
          <draw:text-box>
            <text:p text:style-name="P4"><text:span text:style-name="T4">Visit(Посещение)</text:span></text:p>
          </draw:text-box>
        </draw:frame>
        <draw:polygon draw:style-name="gr7" draw:text-style-name="P8" draw:layer="layout" svg:width="0.029cm" svg:height="1.339cm" svg:x="0.512cm" svg:y="2.84cm" svg:viewBox="0 0 30 1340" draw:points="0,1340 30,1340 30,0 0,0">
          <text:p/>
        </draw:polygon>
        <draw:polygon draw:style-name="gr7" draw:text-style-name="P8" draw:layer="layout" svg:width="0.029cm" svg:height="0.627cm" svg:x="1.871cm" svg:y="3.552cm" svg:viewBox="0 0 30 628" draw:points="0,628 30,628 30,0 0,0">
          <text:p/>
        </draw:polygon>
        <draw:polygon draw:style-name="gr7" draw:text-style-name="P8" draw:layer="layout" svg:width="0.031cm" svg:height="0.627cm" svg:x="6.765cm" svg:y="3.552cm" svg:viewBox="0 0 32 628" draw:points="0,628 32,628 32,0 0,0">
          <text:p/>
        </draw:polygon>
        <draw:polygon draw:style-name="gr7" draw:text-style-name="P8" draw:layer="layout" svg:width="0.03cm" svg:height="0.627cm" svg:x="11.758cm" svg:y="3.552cm" svg:viewBox="0 0 31 628" draw:points="0,628 31,628 31,0 0,0">
          <text:p/>
        </draw:polygon>
        <draw:polygon draw:style-name="gr7" draw:text-style-name="P8" draw:layer="layout" svg:width="0.03cm" svg:height="0.627cm" svg:x="13.773cm" svg:y="3.552cm" svg:viewBox="0 0 31 628" draw:points="0,628 31,628 31,0 0,0">
          <text:p/>
        </draw:polygon>
        <draw:polygon draw:style-name="gr7" draw:text-style-name="P8" draw:layer="layout" svg:width="0.03cm" svg:height="1.309cm" svg:x="20.366cm" svg:y="2.87cm" svg:viewBox="0 0 31 1310" draw:points="0,1310 31,1310 31,0 0,0">
          <text:p/>
        </draw:polygon>
        <draw:polygon draw:style-name="gr6" draw:text-style-name="P7" draw:layer="layout" svg:width="0.029cm" svg:height="3.788cm" svg:x="0.512cm" svg:y="4.179cm" svg:viewBox="0 0 30 3789" draw:points="0,3789 30,3789 30,0 0,0">
          <text:p/>
        </draw:polygon>
        <draw:polygon draw:style-name="gr6" draw:text-style-name="P7" draw:layer="layout" svg:width="0.03cm" svg:height="3.759cm" svg:x="20.366cm" svg:y="4.208cm" svg:viewBox="0 0 31 3760" draw:points="0,3760 31,3760 31,0 0,0">
          <text:p/>
        </draw:polygon>
        <draw:polygon draw:style-name="gr6" draw:text-style-name="P7" draw:layer="layout" svg:width="0.029cm" svg:height="3.759cm" svg:x="1.871cm" svg:y="4.208cm" svg:viewBox="0 0 30 3760" draw:points="0,3760 30,3760 30,0 0,0">
          <text:p/>
        </draw:polygon>
        <draw:polygon draw:style-name="gr6" draw:text-style-name="P7" draw:layer="layout" svg:width="0.031cm" svg:height="3.759cm" svg:x="6.765cm" svg:y="4.208cm" svg:viewBox="0 0 32 3760" draw:points="0,3760 32,3760 32,0 0,0">
          <text:p/>
        </draw:polygon>
        <draw:polygon draw:style-name="gr6" draw:text-style-name="P7" draw:layer="layout" svg:width="0.03cm" svg:height="3.759cm" svg:x="11.758cm" svg:y="4.208cm" svg:viewBox="0 0 31 3760" draw:points="0,3760 31,3760 31,0 0,0">
          <text:p/>
        </draw:polygon>
        <draw:polygon draw:style-name="gr6" draw:text-style-name="P7" draw:layer="layout" svg:width="0.03cm" svg:height="3.759cm" svg:x="13.773cm" svg:y="4.208cm" svg:viewBox="0 0 31 3760" draw:points="0,3760 31,3760 31,0 0,0">
          <text:p/>
        </draw:polygon>
        <draw:polygon draw:style-name="gr7" draw:text-style-name="P8" draw:layer="layout" svg:width="0.029cm" svg:height="0.94cm" svg:x="0.512cm" svg:y="8.878cm" svg:viewBox="0 0 30 941" draw:points="0,941 30,941 30,0 0,0">
          <text:p/>
        </draw:polygon>
        <draw:polygon draw:style-name="gr7" draw:text-style-name="P8" draw:layer="layout" svg:width="0.029cm" svg:height="0.44cm" svg:x="1.871cm" svg:y="9.378cm" svg:viewBox="0 0 30 441" draw:points="0,441 30,441 30,0 0,0">
          <text:p/>
        </draw:polygon>
        <draw:polygon draw:style-name="gr7" draw:text-style-name="P8" draw:layer="layout" svg:width="0.031cm" svg:height="0.44cm" svg:x="6.765cm" svg:y="9.378cm" svg:viewBox="0 0 32 441" draw:points="0,441 32,441 32,0 0,0">
          <text:p/>
        </draw:polygon>
        <draw:polygon draw:style-name="gr7" draw:text-style-name="P8" draw:layer="layout" svg:width="0.03cm" svg:height="0.44cm" svg:x="11.758cm" svg:y="9.378cm" svg:viewBox="0 0 31 441" draw:points="0,441 31,441 31,0 0,0">
          <text:p/>
        </draw:polygon>
        <draw:polygon draw:style-name="gr7" draw:text-style-name="P8" draw:layer="layout" svg:width="0.03cm" svg:height="0.44cm" svg:x="13.773cm" svg:y="9.378cm" svg:viewBox="0 0 31 441" draw:points="0,441 31,441 31,0 0,0">
          <text:p/>
        </draw:polygon>
        <draw:polygon draw:style-name="gr7" draw:text-style-name="P8" draw:layer="layout" svg:width="0.03cm" svg:height="0.911cm" svg:x="20.366cm" svg:y="8.907cm" svg:viewBox="0 0 31 912" draw:points="0,912 31,912 31,0 0,0">
          <text:p/>
        </draw:polygon>
        <draw:polygon draw:style-name="gr6" draw:text-style-name="P7" draw:layer="layout" svg:width="0.029cm" svg:height="2.379cm" svg:x="0.512cm" svg:y="9.818cm" svg:viewBox="0 0 30 2380" draw:points="0,2380 30,2380 30,0 0,0">
          <text:p/>
        </draw:polygon>
        <draw:polygon draw:style-name="gr6" draw:text-style-name="P7" draw:layer="layout" svg:width="0.03cm" svg:height="2.349cm" svg:x="20.366cm" svg:y="9.848cm" svg:viewBox="0 0 31 2350" draw:points="0,2350 31,2350 31,0 0,0">
          <text:p/>
        </draw:polygon>
        <draw:polygon draw:style-name="gr6" draw:text-style-name="P7" draw:layer="layout" svg:width="0.029cm" svg:height="2.349cm" svg:x="1.871cm" svg:y="9.848cm" svg:viewBox="0 0 30 2350" draw:points="0,2350 30,2350 30,0 0,0">
          <text:p/>
        </draw:polygon>
        <draw:polygon draw:style-name="gr6" draw:text-style-name="P7" draw:layer="layout" svg:width="0.031cm" svg:height="2.349cm" svg:x="6.765cm" svg:y="9.848cm" svg:viewBox="0 0 32 2350" draw:points="0,2350 32,2350 32,0 0,0">
          <text:p/>
        </draw:polygon>
        <draw:polygon draw:style-name="gr6" draw:text-style-name="P7" draw:layer="layout" svg:width="0.03cm" svg:height="2.349cm" svg:x="11.758cm" svg:y="9.848cm" svg:viewBox="0 0 31 2350" draw:points="0,2350 31,2350 31,0 0,0">
          <text:p/>
        </draw:polygon>
        <draw:polygon draw:style-name="gr6" draw:text-style-name="P7" draw:layer="layout" svg:width="0.03cm" svg:height="2.349cm" svg:x="13.773cm" svg:y="9.848cm" svg:viewBox="0 0 31 2350" draw:points="0,2350 31,2350 31,0 0,0">
          <text:p/>
        </draw:polygon>
        <draw:polygon draw:style-name="gr7" draw:text-style-name="P8" draw:layer="layout" svg:width="0.029cm" svg:height="0.939cm" svg:x="0.512cm" svg:y="13.108cm" svg:viewBox="0 0 30 940" draw:points="0,940 30,940 30,0 0,0">
          <text:p/>
        </draw:polygon>
        <draw:polygon draw:style-name="gr7" draw:text-style-name="P8" draw:layer="layout" svg:width="0.029cm" svg:height="0.44cm" svg:x="1.871cm" svg:y="13.607cm" svg:viewBox="0 0 30 441" draw:points="0,441 30,441 30,0 0,0">
          <text:p/>
        </draw:polygon>
        <draw:polygon draw:style-name="gr7" draw:text-style-name="P8" draw:layer="layout" svg:width="0.031cm" svg:height="0.44cm" svg:x="6.765cm" svg:y="13.607cm" svg:viewBox="0 0 32 441" draw:points="0,441 32,441 32,0 0,0">
          <text:p/>
        </draw:polygon>
        <draw:polygon draw:style-name="gr7" draw:text-style-name="P8" draw:layer="layout" svg:width="0.03cm" svg:height="0.44cm" svg:x="11.758cm" svg:y="13.607cm" svg:viewBox="0 0 31 441" draw:points="0,441 31,441 31,0 0,0">
          <text:p/>
        </draw:polygon>
        <draw:polygon draw:style-name="gr7" draw:text-style-name="P8" draw:layer="layout" svg:width="0.03cm" svg:height="0.44cm" svg:x="13.773cm" svg:y="13.607cm" svg:viewBox="0 0 31 441" draw:points="0,441 31,441 31,0 0,0">
          <text:p/>
        </draw:polygon>
        <draw:polygon draw:style-name="gr7" draw:text-style-name="P8" draw:layer="layout" svg:width="0.03cm" svg:height="0.91cm" svg:x="20.366cm" svg:y="13.137cm" svg:viewBox="0 0 31 911" draw:points="0,911 31,911 31,0 0,0">
          <text:p/>
        </draw:polygon>
        <draw:polygon draw:style-name="gr6" draw:text-style-name="P7" draw:layer="layout" svg:width="0.029cm" svg:height="3.79cm" svg:x="0.512cm" svg:y="14.047cm" svg:viewBox="0 0 30 3791" draw:points="0,3791 30,3791 30,0 0,0">
          <text:p/>
        </draw:polygon>
        <draw:polygon draw:style-name="gr6" draw:text-style-name="P7" draw:layer="layout" svg:width="0.03cm" svg:height="3.76cm" svg:x="20.366cm" svg:y="14.077cm" svg:viewBox="0 0 31 3761" draw:points="0,3761 31,3761 31,0 0,0">
          <text:p/>
        </draw:polygon>
        <draw:polygon draw:style-name="gr6" draw:text-style-name="P7" draw:layer="layout" svg:width="0.029cm" svg:height="3.76cm" svg:x="1.871cm" svg:y="14.077cm" svg:viewBox="0 0 30 3761" draw:points="0,3761 30,3761 30,0 0,0">
          <text:p/>
        </draw:polygon>
        <draw:polygon draw:style-name="gr6" draw:text-style-name="P7" draw:layer="layout" svg:width="0.031cm" svg:height="3.76cm" svg:x="6.765cm" svg:y="14.077cm" svg:viewBox="0 0 32 3761" draw:points="0,3761 32,3761 32,0 0,0">
          <text:p/>
        </draw:polygon>
        <draw:polygon draw:style-name="gr6" draw:text-style-name="P7" draw:layer="layout" svg:width="0.03cm" svg:height="3.76cm" svg:x="11.758cm" svg:y="14.077cm" svg:viewBox="0 0 31 3761" draw:points="0,3761 31,3761 31,0 0,0">
          <text:p/>
        </draw:polygon>
        <draw:polygon draw:style-name="gr6" draw:text-style-name="P7" draw:layer="layout" svg:width="0.03cm" svg:height="3.76cm" svg:x="13.773cm" svg:y="14.077cm" svg:viewBox="0 0 31 3761" draw:points="0,3761 31,3761 31,0 0,0">
          <text:p/>
        </draw:polygon>
        <draw:polygon draw:style-name="gr7" draw:text-style-name="P8" draw:layer="layout" svg:width="0.029cm" svg:height="0.94cm" svg:x="0.512cm" svg:y="18.747cm" svg:viewBox="0 0 30 941" draw:points="0,941 30,941 30,0 0,0">
          <text:p/>
        </draw:polygon>
        <draw:polygon draw:style-name="gr7" draw:text-style-name="P8" draw:layer="layout" svg:width="0.029cm" svg:height="0.44cm" svg:x="1.871cm" svg:y="19.247cm" svg:viewBox="0 0 30 441" draw:points="0,441 30,441 30,0 0,0">
          <text:p/>
        </draw:polygon>
        <draw:polygon draw:style-name="gr7" draw:text-style-name="P8" draw:layer="layout" svg:width="0.031cm" svg:height="0.44cm" svg:x="6.765cm" svg:y="19.247cm" svg:viewBox="0 0 32 441" draw:points="0,441 32,441 32,0 0,0">
          <text:p/>
        </draw:polygon>
        <draw:polygon draw:style-name="gr7" draw:text-style-name="P8" draw:layer="layout" svg:width="0.03cm" svg:height="0.44cm" svg:x="11.758cm" svg:y="19.247cm" svg:viewBox="0 0 31 441" draw:points="0,441 31,441 31,0 0,0">
          <text:p/>
        </draw:polygon>
        <draw:polygon draw:style-name="gr7" draw:text-style-name="P8" draw:layer="layout" svg:width="0.03cm" svg:height="0.44cm" svg:x="13.773cm" svg:y="19.247cm" svg:viewBox="0 0 31 441" draw:points="0,441 31,441 31,0 0,0">
          <text:p/>
        </draw:polygon>
        <draw:polygon draw:style-name="gr7" draw:text-style-name="P8" draw:layer="layout" svg:width="0.03cm" svg:height="0.91cm" svg:x="20.366cm" svg:y="18.777cm" svg:viewBox="0 0 31 911" draw:points="0,911 31,911 31,0 0,0">
          <text:p/>
        </draw:polygon>
        <draw:polygon draw:style-name="gr6" draw:text-style-name="P7" draw:layer="layout" svg:width="0.029cm" svg:height="1.439cm" svg:x="0.512cm" svg:y="19.687cm" svg:viewBox="0 0 30 1440" draw:points="0,1440 30,1440 30,0 0,0">
          <text:p/>
        </draw:polygon>
        <draw:polygon draw:style-name="gr6" draw:text-style-name="P7" draw:layer="layout" svg:width="0.03cm" svg:height="1.409cm" svg:x="20.366cm" svg:y="19.717cm" svg:viewBox="0 0 31 1410" draw:points="0,1410 31,1410 31,0 0,0">
          <text:p/>
        </draw:polygon>
        <draw:polygon draw:style-name="gr6" draw:text-style-name="P7" draw:layer="layout" svg:width="0.029cm" svg:height="1.409cm" svg:x="1.871cm" svg:y="19.717cm" svg:viewBox="0 0 30 1410" draw:points="0,1410 30,1410 30,0 0,0">
          <text:p/>
        </draw:polygon>
        <draw:polygon draw:style-name="gr6" draw:text-style-name="P7" draw:layer="layout" svg:width="0.031cm" svg:height="1.409cm" svg:x="6.765cm" svg:y="19.717cm" svg:viewBox="0 0 32 1410" draw:points="0,1410 32,1410 32,0 0,0">
          <text:p/>
        </draw:polygon>
        <draw:polygon draw:style-name="gr6" draw:text-style-name="P7" draw:layer="layout" svg:width="0.03cm" svg:height="1.409cm" svg:x="11.758cm" svg:y="19.717cm" svg:viewBox="0 0 31 1410" draw:points="0,1410 31,1410 31,0 0,0">
          <text:p/>
        </draw:polygon>
        <draw:polygon draw:style-name="gr6" draw:text-style-name="P7" draw:layer="layout" svg:width="0.03cm" svg:height="1.409cm" svg:x="13.773cm" svg:y="19.717cm" svg:viewBox="0 0 31 1410" draw:points="0,1410 31,1410 31,0 0,0">
          <text:p/>
        </draw:polygon>
        <draw:polygon draw:style-name="gr7" draw:text-style-name="P8" draw:layer="layout" svg:width="19.855cm" svg:height="0.03cm" svg:x="0.541cm" svg:y="2.84cm" svg:viewBox="0 0 19856 31" draw:points="0,31 19856,31 19856,0 0,0">
          <text:p/>
        </draw:polygon>
        <draw:polygon draw:style-name="gr7" draw:text-style-name="P8" draw:layer="layout" svg:width="19.855cm" svg:height="0.03cm" svg:x="0.541cm" svg:y="3.522cm" svg:viewBox="0 0 19856 31" draw:points="0,31 19856,31 19856,0 0,0">
          <text:p/>
        </draw:polygon>
        <draw:polygon draw:style-name="gr6" draw:text-style-name="P7" draw:layer="layout" svg:width="19.855cm" svg:height="0.029cm" svg:x="0.541cm" svg:y="4.179cm" svg:viewBox="0 0 19856 30" draw:points="0,30 19856,30 19856,0 0,0">
          <text:p/>
        </draw:polygon>
        <draw:polygon draw:style-name="gr6" draw:text-style-name="P7" draw:layer="layout" svg:width="19.855cm" svg:height="0.03cm" svg:x="0.541cm" svg:y="4.648cm" svg:viewBox="0 0 19856 31" draw:points="0,31 19856,31 19856,0 0,0">
          <text:p/>
        </draw:polygon>
        <draw:polygon draw:style-name="gr6" draw:text-style-name="P7" draw:layer="layout" svg:width="19.855cm" svg:height="0.031cm" svg:x="0.541cm" svg:y="5.118cm" svg:viewBox="0 0 19856 32" draw:points="0,32 19856,32 19856,0 0,0">
          <text:p/>
        </draw:polygon>
        <draw:polygon draw:style-name="gr6" draw:text-style-name="P7" draw:layer="layout" svg:width="19.855cm" svg:height="0.03cm" svg:x="0.541cm" svg:y="5.588cm" svg:viewBox="0 0 19856 31" draw:points="0,31 19856,31 19856,0 0,0">
          <text:p/>
        </draw:polygon>
        <draw:polygon draw:style-name="gr6" draw:text-style-name="P7" draw:layer="layout" svg:width="19.855cm" svg:height="0.03cm" svg:x="0.541cm" svg:y="6.058cm" svg:viewBox="0 0 19856 31" draw:points="0,31 19856,31 19856,0 0,0">
          <text:p/>
        </draw:polygon>
        <draw:polygon draw:style-name="gr6" draw:text-style-name="P7" draw:layer="layout" svg:width="19.855cm" svg:height="0.03cm" svg:x="0.541cm" svg:y="6.528cm" svg:viewBox="0 0 19856 31" draw:points="0,31 19856,31 19856,0 0,0">
          <text:p/>
        </draw:polygon>
        <draw:polygon draw:style-name="gr6" draw:text-style-name="P7" draw:layer="layout" svg:width="19.855cm" svg:height="0.03cm" svg:x="0.541cm" svg:y="6.998cm" svg:viewBox="0 0 19856 31" draw:points="0,31 19856,31 19856,0 0,0">
          <text:p/>
        </draw:polygon>
        <draw:polygon draw:style-name="gr6" draw:text-style-name="P7" draw:layer="layout" svg:width="19.855cm" svg:height="0.029cm" svg:x="0.541cm" svg:y="7.468cm" svg:viewBox="0 0 19856 30" draw:points="0,30 19856,30 19856,0 0,0">
          <text:p/>
        </draw:polygon>
        <draw:polygon draw:style-name="gr6" draw:text-style-name="P7" draw:layer="layout" svg:width="19.855cm" svg:height="0.029cm" svg:x="0.541cm" svg:y="7.938cm" svg:viewBox="0 0 19856 30" draw:points="0,30 19856,30 19856,0 0,0">
          <text:p/>
        </draw:polygon>
        <draw:polygon draw:style-name="gr7" draw:text-style-name="P8" draw:layer="layout" svg:width="19.855cm" svg:height="0.029cm" svg:x="0.541cm" svg:y="8.878cm" svg:viewBox="0 0 19856 30" draw:points="0,30 19856,30 19856,0 0,0">
          <text:p/>
        </draw:polygon>
        <draw:polygon draw:style-name="gr7" draw:text-style-name="P8" draw:layer="layout" svg:width="19.855cm" svg:height="0.03cm" svg:x="0.541cm" svg:y="9.348cm" svg:viewBox="0 0 19856 31" draw:points="0,31 19856,31 19856,0 0,0">
          <text:p/>
        </draw:polygon>
        <draw:polygon draw:style-name="gr6" draw:text-style-name="P7" draw:layer="layout" svg:width="19.855cm" svg:height="0.03cm" svg:x="0.541cm" svg:y="9.818cm" svg:viewBox="0 0 19856 31" draw:points="0,31 19856,31 19856,0 0,0">
          <text:p/>
        </draw:polygon>
        <draw:polygon draw:style-name="gr6" draw:text-style-name="P7" draw:layer="layout" svg:width="19.855cm" svg:height="0.03cm" svg:x="0.541cm" svg:y="10.288cm" svg:viewBox="0 0 19856 31" draw:points="0,31 19856,31 19856,0 0,0">
          <text:p/>
        </draw:polygon>
        <draw:polygon draw:style-name="gr6" draw:text-style-name="P7" draw:layer="layout" svg:width="19.855cm" svg:height="0.03cm" svg:x="0.541cm" svg:y="10.758cm" svg:viewBox="0 0 19856 31" draw:points="0,31 19856,31 19856,0 0,0">
          <text:p/>
        </draw:polygon>
        <draw:polygon draw:style-name="gr6" draw:text-style-name="P7" draw:layer="layout" svg:width="19.855cm" svg:height="0.03cm" svg:x="0.541cm" svg:y="11.228cm" svg:viewBox="0 0 19856 31" draw:points="0,31 19856,31 19856,0 0,0">
          <text:p/>
        </draw:polygon>
        <draw:polygon draw:style-name="gr6" draw:text-style-name="P7" draw:layer="layout" svg:width="19.855cm" svg:height="0.03cm" svg:x="0.541cm" svg:y="11.698cm" svg:viewBox="0 0 19856 31" draw:points="0,31 19856,31 19856,0 0,0">
          <text:p/>
        </draw:polygon>
        <draw:polygon draw:style-name="gr6" draw:text-style-name="P7" draw:layer="layout" svg:width="19.855cm" svg:height="0.029cm" svg:x="0.541cm" svg:y="12.168cm" svg:viewBox="0 0 19856 30" draw:points="0,30 19856,30 19856,0 0,0">
          <text:p/>
        </draw:polygon>
        <draw:polygon draw:style-name="gr7" draw:text-style-name="P8" draw:layer="layout" svg:width="19.855cm" svg:height="0.029cm" svg:x="0.541cm" svg:y="13.108cm" svg:viewBox="0 0 19856 30" draw:points="0,30 19856,30 19856,0 0,0">
          <text:p/>
        </draw:polygon>
        <draw:polygon draw:style-name="gr7" draw:text-style-name="P8" draw:layer="layout" svg:width="19.855cm" svg:height="0.029cm" svg:x="0.541cm" svg:y="13.578cm" svg:viewBox="0 0 19856 30" draw:points="0,30 19856,30 19856,0 0,0">
          <text:p/>
        </draw:polygon>
        <draw:polygon draw:style-name="gr6" draw:text-style-name="P7" draw:layer="layout" svg:width="19.855cm" svg:height="0.03cm" svg:x="0.541cm" svg:y="14.047cm" svg:viewBox="0 0 19856 31" draw:points="0,31 19856,31 19856,0 0,0">
          <text:p/>
        </draw:polygon>
        <draw:polygon draw:style-name="gr6" draw:text-style-name="P7" draw:layer="layout" svg:width="19.855cm" svg:height="0.03cm" svg:x="0.541cm" svg:y="14.517cm" svg:viewBox="0 0 19856 31" draw:points="0,31 19856,31 19856,0 0,0">
          <text:p/>
        </draw:polygon>
        <draw:polygon draw:style-name="gr6" draw:text-style-name="P7" draw:layer="layout" svg:width="19.855cm" svg:height="0.03cm" svg:x="0.541cm" svg:y="14.987cm" svg:viewBox="0 0 19856 31" draw:points="0,31 19856,31 19856,0 0,0">
          <text:p/>
        </draw:polygon>
        <draw:polygon draw:style-name="gr6" draw:text-style-name="P7" draw:layer="layout" svg:width="19.855cm" svg:height="0.03cm" svg:x="0.541cm" svg:y="15.457cm" svg:viewBox="0 0 19856 31" draw:points="0,31 19856,31 19856,0 0,0">
          <text:p/>
        </draw:polygon>
        <draw:polygon draw:style-name="gr6" draw:text-style-name="P7" draw:layer="layout" svg:width="19.855cm" svg:height="0.029cm" svg:x="0.541cm" svg:y="15.928cm" svg:viewBox="0 0 19856 30" draw:points="0,30 19856,30 19856,0 0,0">
          <text:p/>
        </draw:polygon>
        <draw:polygon draw:style-name="gr6" draw:text-style-name="P7" draw:layer="layout" svg:width="19.855cm" svg:height="0.029cm" svg:x="0.541cm" svg:y="16.398cm" svg:viewBox="0 0 19856 30" draw:points="0,30 19856,30 19856,0 0,0">
          <text:p/>
        </draw:polygon>
        <draw:polygon draw:style-name="gr6" draw:text-style-name="P7" draw:layer="layout" svg:width="19.855cm" svg:height="0.029cm" svg:x="0.541cm" svg:y="16.868cm" svg:viewBox="0 0 19856 30" draw:points="0,30 19856,30 19856,0 0,0">
          <text:p/>
        </draw:polygon>
        <draw:polygon draw:style-name="gr6" draw:text-style-name="P7" draw:layer="layout" svg:width="19.855cm" svg:height="0.03cm" svg:x="0.541cm" svg:y="17.337cm" svg:viewBox="0 0 19856 31" draw:points="0,31 19856,31 19856,0 0,0">
          <text:p/>
        </draw:polygon>
        <draw:polygon draw:style-name="gr6" draw:text-style-name="P7" draw:layer="layout" svg:width="19.855cm" svg:height="0.03cm" svg:x="0.541cm" svg:y="17.807cm" svg:viewBox="0 0 19856 31" draw:points="0,31 19856,31 19856,0 0,0">
          <text:p/>
        </draw:polygon>
        <draw:polygon draw:style-name="gr7" draw:text-style-name="P8" draw:layer="layout" svg:width="19.855cm" svg:height="0.03cm" svg:x="0.541cm" svg:y="18.747cm" svg:viewBox="0 0 19856 31" draw:points="0,31 19856,31 19856,0 0,0">
          <text:p/>
        </draw:polygon>
        <draw:polygon draw:style-name="gr7" draw:text-style-name="P8" draw:layer="layout" svg:width="19.855cm" svg:height="0.03cm" svg:x="0.541cm" svg:y="19.217cm" svg:viewBox="0 0 19856 31" draw:points="0,31 19856,31 19856,0 0,0">
          <text:p/>
        </draw:polygon>
        <draw:polygon draw:style-name="gr6" draw:text-style-name="P7" draw:layer="layout" svg:width="19.855cm" svg:height="0.03cm" svg:x="0.541cm" svg:y="19.687cm" svg:viewBox="0 0 19856 31" draw:points="0,31 19856,31 19856,0 0,0">
          <text:p/>
        </draw:polygon>
        <draw:polygon draw:style-name="gr6" draw:text-style-name="P7" draw:layer="layout" svg:width="19.855cm" svg:height="0.03cm" svg:x="0.541cm" svg:y="20.157cm" svg:viewBox="0 0 19856 31" draw:points="0,31 19856,31 19856,0 0,0">
          <text:p/>
        </draw:polygon>
        <draw:polygon draw:style-name="gr6" draw:text-style-name="P7" draw:layer="layout" svg:width="19.855cm" svg:height="0.029cm" svg:x="0.541cm" svg:y="20.627cm" svg:viewBox="0 0 19856 30" draw:points="0,30 19856,30 19856,0 0,0">
          <text:p/>
        </draw:polygon>
        <draw:polygon draw:style-name="gr6" draw:text-style-name="P7" draw:layer="layout" svg:width="19.855cm" svg:height="0.029cm" svg:x="0.541cm" svg:y="21.097cm" svg:viewBox="0 0 19856 30" draw:points="0,30 19856,30 19856,0 0,0">
          <text:p/>
        </draw:polygon>
        <draw:frame draw:style-name="gr4" draw:text-style-name="P5" draw:layer="layout" svg:width="6.78cm" svg:height="0.357cm" svg:x="0.855cm" svg:y="18.832cm">
          <draw:text-box>
            <text:p text:style-name="P4"><text:span text:style-name="T4">SellVisit(Продажи во время оказании услуг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.5cm" fo:margin-right="0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5:03:42.195965471</dc:date>
    <meta:editing-duration>PT26M26S</meta:editing-duration>
    <meta:editing-cycles>2</meta:editing-cycles>
    <meta:generator>LibreOffice/7.5.6.2$Linux_X86_64 LibreOffice_project/50$Build-2</meta:generator>
    <meta:document-statistic meta:object-count="691"/>
  </office:meta>
</office:document-meta>
</file>